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105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0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daa2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daa2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daa2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daa2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leva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YEAR,</text:p>
          </table:table-cell>
          <table:table-cell table:style-name="ce10" office:value-type="string" calcext:value-type="string">
            <text:p>2019, 2020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MONTH,</text:p>
          </table:table-cell>
          <table:table-cell table:style-name="ce11" office:value-type="string" calcext:value-type="string">
            <text:p>01 – 09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AY_OF_MONTH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AY_OF_WEEK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FL_DATE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P_UNIQUE_CARRIER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_CARRIER_AIRLINE_ID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_CARRIER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AIL_NUM,</text:p>
          </table:table-cell>
          <table:table-cell table:style-name="ce11" office:value-type="string" calcext:value-type="string">
            <text:p>Flugzeugschwanznummer=Flugzeugkennzeichen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P_CARRIER_FL_NUM,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ORIGIN_AIRPORT_ID,</text:p>
          </table:table-cell>
          <table:table-cell table:style-name="ce11" office:value-type="string" calcext:value-type="string">
            <text:p>Origi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ORIGIN_AIRPORT_SEQ_ID,</text:p>
          </table:table-cell>
          <table:table-cell table:style-name="ce11" office:value-type="string" calcext:value-type="string">
            <text:p>Origin Airport, Airport Sequence ID. An identification number assigned by US DOT to identify a unique airport at a given point of time. Airport attributes, such as airport name or coordinates, may change over time.</text:p>
          </table:table-cell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ORIGIN_CITY_MARKET_ID,</text:p>
          </table:table-cell>
          <table:table-cell table:style-name="ce11" office:value-type="string" calcext:value-type="string">
            <text:p>Origin Airport, City Market ID. City Market ID is an identification number assigned by US DOT to identify a city market. Use this field to consolidate airports serving the same city market.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RIGIN,</text:p>
          </table:table-cell>
          <table:table-cell table:style-name="ce11" office:value-type="string" calcext:value-type="string">
            <text:p>Origin Airport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RIGIN_CITY_NAME,</text:p>
          </table:table-cell>
          <table:table-cell table:style-name="ce11" office:value-type="string" calcext:value-type="string">
            <text:p>Origin Airport, City Nam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RIGIN_STATE_ABR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RIGIN_STATE_FIPS,</text:p>
          </table:table-cell>
          <table:table-cell table:style-name="ce11" office:value-type="string" calcext:value-type="string">
            <text:p>Origin Airport, State Fip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RIGIN_STATE_NM,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DEST_AIRPORT_ID,</text:p>
          </table:table-cell>
          <table:table-cell table:style-name="ce11" office:value-type="string" calcext:value-type="string">
            <text:p>Destinatio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DEST_AIRPORT_SEQ_ID,</text:p>
          </table:table-cell>
          <table:table-cell table:style-name="ce11" office:value-type="string" calcext:value-type="string">
            <text:p>Destination Airport, Airport Sequence ID. An identification number assigned by US DOT to identify a unique airport at a given point of time. Airport attributes, such as airport name or coordinates, may change over time.</text:p>
          </table:table-cell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DEST_CITY_MARKET_ID,</text:p>
          </table:table-cell>
          <table:table-cell table:style-name="ce11" office:value-type="string" calcext:value-type="string">
            <text:p>Destination Airport, City Market ID. City Market ID is an identification number assigned by US DOT to identify a city market. Use this field to consolidate airports serving the same city market.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ST,</text:p>
          </table:table-cell>
          <table:table-cell table:style-name="ce11" office:value-type="string" calcext:value-type="string">
            <text:p>Destination Airport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ST_CITY_NAME,</text:p>
          </table:table-cell>
          <table:table-cell table:style-name="ce11" office:value-type="string" calcext:value-type="string">
            <text:p>Destination Airport, City Nam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ST_STATE_ABR,</text:p>
          </table:table-cell>
          <table:table-cell table:style-name="ce11" office:value-type="string" calcext:value-type="string">
            <text:p>Destination Airport, State abr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ST_STATE_FIPS,</text:p>
          </table:table-cell>
          <table:table-cell table:style-name="ce11" office:value-type="string" calcext:value-type="string">
            <text:p>Destination Airport, State Fip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EST_STATE_NM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RS_DEP_TIME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P_TIME,</text:p>
          </table:table-cell>
          <table:table-cell table:style-name="ce11" office:value-type="string" calcext:value-type="string">
            <text:p>Actual Departure Time (local time: hhmm)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DEP_DELAY,</text:p>
          </table:table-cell>
          <table:table-cell table:style-name="ce11" office:value-type="string" calcext:value-type="string">
            <text:p>Difference in minutes between scheduled and actual departure time. Early departures show negative numbers.</text:p>
          </table:table-cell>
          <table:table-cell table:style-name="ce15" table:number-columns-repeated="2"/>
          <table:table-cell table:style-name="ce2" table:number-columns-repeated="1019"/>
        </table:table-row>
        <table:table-row table:style-name="ro1">
          <table:table-cell/>
          <table:table-cell table:style-name="ce6" office:value-type="string" calcext:value-type="string">
            <text:p>DEP_DELAY_NEW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EP_DEL15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EP_DELAY_GROUP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P_TIME_BLK,</text:p>
          </table:table-cell>
          <table:table-cell table:style-name="ce11" office:value-type="string" calcext:value-type="string">
            <text:p>CRS Departure Time Block, Hourly Interval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WHEELS_OFF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WHEELS_ON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RS_ARR_TIME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RR_TIME,</text:p>
          </table:table-cell>
          <table:table-cell table:style-name="ce11" office:value-type="string" calcext:value-type="string">
            <text:p>Actual Arrival Time (local time: hhmm)</text:p>
          </table:table-cell>
          <table:table-cell table:style-name="ce12" office:value-type="string" calcext:value-type="string">
            <text:p>Actual Arrival Time (local time: hhmm)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RR_DELAY,</text:p>
          </table:table-cell>
          <table:table-cell table:style-name="ce11" office:value-type="string" calcext:value-type="string">
            <text:p>Difference in minutes between scheduled and actual arrival time. Early arrivals show negative numbers.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RR_DELAY_NEW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RR_DEL15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RR_DELAY_GROUP,</text:p>
          </table:table-cell>
          <table:table-cell table:style-name="ce11" office:value-type="string" calcext:value-type="string">
            <text:p>Arrival Delay intervals, every (15-minutes from &lt;-15 to &gt;180)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RR_TIME_BLK,</text:p>
          </table:table-cell>
          <table:table-cell table:style-name="ce13" office:value-type="string" calcext:value-type="string">
            <text:p>CRS Arrival Time Block, Hourly Interval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ANCELLED,</text:p>
          </table:table-cell>
          <table:table-cell table:style-name="ce13" office:value-type="string" calcext:value-type="string">
            <text:p>Cancelled Flight Indicator (1=Yes)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IVERTED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S_ELAPSED_TIME,</text:p>
          </table:table-cell>
          <table:table-cell table:style-name="ce11" office:value-type="string" calcext:value-type="string">
            <text:p>CRS Elapsed Time of Flight, in Minutes</text:p>
          </table:table-cell>
          <table:table-cell table:style-name="ce12" office:value-type="string" calcext:value-type="string">
            <text:p>computer- ized reservation system (CRS) 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CTUAL_ELAPSED_TIME,</text:p>
          </table:table-cell>
          <table:table-cell table:style-name="ce11" office:value-type="string" calcext:value-type="string">
            <text:p>Elapsed Time of Flight, in Minute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IR_TIME,</text:p>
          </table:table-cell>
          <table:table-cell table:style-name="ce11" office:value-type="string" calcext:value-type="string">
            <text:p>Flight Time, in Minute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FLIGHTS,</text:p>
          </table:table-cell>
          <table:table-cell table:style-name="ce11" office:value-type="string" calcext:value-type="string">
            <text:p>Number of Flight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ISTANCE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ARRIER_DELAY,</text:p>
          </table:table-cell>
          <table:table-cell table:style-name="ce11" office:value-type="string" calcext:value-type="string">
            <text:p>Carrier Delay, in Minute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WEATHER_DELAY,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S_DELAY,</text:p>
          </table:table-cell>
          <table:table-cell table:style-name="ce11" office:value-type="string" calcext:value-type="string">
            <text:p>National Air System Delay, in Minute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SECURITY_DELAY,</text:p>
          </table:table-cell>
          <table:table-cell table:style-name="ce11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ATE_AIRCRAFT_DELAY]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31"/>
        <table:table-column table:style-name="co4" table:default-cell-style-name="ce31"/>
        <table:table-column table:style-name="co5" table:default-cell-style-name="ce31"/>
        <table:table-column table:style-name="co1" table:number-columns-repeated="1021" table:default-cell-style-name="ce31"/>
        <table:table-row table:style-name="ro4">
          <table:table-cell table:number-columns-repeated="1024"/>
        </table:table-row>
        <table:table-row table:style-name="ro4">
          <table:table-cell/>
          <table:table-cell table:number-columns-repeated="2" table:style-name="ce32" office:value-type="string" calcext:value-type="string">
            <text:p>Year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Quarter%20%281-4%29&amp;Field_Type=Num&amp;Lookup_Table=L_QUARTERS&amp;Table_ID=236&amp;SYS_Table_Name=T_ONTIME_REPORTING&amp;Sys_Field_Name=QUARTER" xlink:type="simple">Quarter</text:a></text:p>
          </table:table-cell>
          <table:table-cell table:style-name="ce32" office:value-type="string" calcext:value-type="string">
            <text:p>Quarter (1-4)</text:p>
          </table:table-cell>
          <table:table-cell office:value-type="string" calcext:value-type="string">
            <text:p><text:a xlink:href="https://www.transtats.bts.gov/Oneway.asp?Field_Desc=Quarter%20%281-4%29&amp;Field_Type=Num&amp;Sel_Cat=QUARTER&amp;Lookup_Table=L_QUARTER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Month&amp;Field_Type=Num&amp;Lookup_Table=L_MONTHS&amp;Table_ID=236&amp;SYS_Table_Name=T_ONTIME_REPORTING&amp;Sys_Field_Name=MONTH" xlink:type="simple">Month</text:a></text:p>
          </table:table-cell>
          <table:table-cell table:style-name="ce32" office:value-type="string" calcext:value-type="string">
            <text:p>Month</text:p>
          </table:table-cell>
          <table:table-cell office:value-type="string" calcext:value-type="string">
            <text:p><text:a xlink:href="https://www.transtats.bts.gov/Oneway.asp?Field_Desc=Month&amp;Field_Type=Num&amp;Sel_Cat=MONTH&amp;Lookup_Table=L_MONTH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ayofMonth</text:p>
          </table:table-cell>
          <table:table-cell table:style-name="ce32" office:value-type="string" calcext:value-type="string">
            <text:p>Day of Month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ay%20of%20Week&amp;Field_Type=Num&amp;Lookup_Table=L_WEEKDAYS&amp;Table_ID=236&amp;SYS_Table_Name=T_ONTIME_REPORTING&amp;Sys_Field_Name=DAY_OF_WEEK" xlink:type="simple">DayOfWeek</text:a></text:p>
          </table:table-cell>
          <table:table-cell table:style-name="ce32" office:value-type="string" calcext:value-type="string">
            <text:p>Day of Week</text:p>
          </table:table-cell>
          <table:table-cell office:value-type="string" calcext:value-type="string">
            <text:p><text:a xlink:href="https://www.transtats.bts.gov/Oneway.asp?Field_Desc=Day%20of%20Week&amp;Field_Type=Num&amp;Sel_Cat=DAY_OF_WEEK&amp;Lookup_Table=L_WEEKDAY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FlightDate</text:p>
          </table:table-cell>
          <table:table-cell table:style-name="ce32" office:value-type="string" calcext:value-type="string">
            <text:p>Flight Date (yyyymmdd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Airline</text:p>
          </table:table-cell>
          <table:covered-table-cell table:number-columns-repeated="2"/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<text:a xlink:href="https://www.transtats.bts.gov/FieldInfo.asp?Field_Desc=Unique%20Carrier%20Code.%20When%20the%20same%20code%20has%20been%20used%20by%20multiple%20carriers%2C%20a%20numeric%20suffix%20is%20used%20for%20earlier%20users%2C%20for%20example%2C%20PA%2C%20PA%281%29%2C%20PA%282%29.%20Use%20this%20field%20for%20analysis%20across%20a%20range%20of%20years.&amp;Field_Type=Char&amp;Lookup_Table=L_UNIQUE_CARRIERS&amp;Table_ID=236&amp;SYS_Table_Name=T_ONTIME_REPORTING&amp;Sys_Field_Name=OP_UNIQUE_CARRIER" xlink:type="simple">Reporting_Airline</text:a></text:p>
          </table:table-cell>
          <table:table-cell table:style-name="ce32" office:value-type="string" calcext:value-type="string">
            <text:p>Unique Carrier Code. When the same code has been used by multiple carriers, a numeric suffix is used for earlier users, for example, PA, PA(1), PA(2). Use this field for analysis across a range of years.</text:p>
          </table:table-cell>
          <table:table-cell office:value-type="string" calcext:value-type="string">
            <text:p><text:a xlink:href="https://www.transtats.bts.gov/Oneway.asp?Field_Desc=Unique%20Carrier%20Code.%20When%20the%20same%20code%20has%20been%20used%20by%20multiple%20carriers%2C%20a%20numeric%20suffix%20is%20used%20for%20earlier%20users%2C%20for%20example%2C%20PA%2C%20PA%281%29%2C%20PA%282%29.%20Use%20this%20field%20for%20analysis%20across%20a%20range%20of%20years.&amp;Field_Type=Char&amp;Sel_Cat=OP_UNIQUE_CARRIER&amp;Lookup_Table=L_UNIQUE_CARRIER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An%20identification%20number%20assigned%20by%20US%20DOT%20to%20identify%20a%20unique%20airline%20%28carrier%29.%20A%20unique%20airline%20%28carrier%29%20is%20defined%20as%20one%20holding%20and%20reporting%20under%20the%20same%20DOT%20certificate%20regardless%20of%20its%20Code%2C%20Name%2C%20or%20holding%20company/corporation.&amp;Field_Type=Num&amp;Lookup_Table=L_AIRLINE_ID&amp;Table_ID=236&amp;SYS_Table_Name=T_ONTIME_REPORTING&amp;Sys_Field_Name=OP_CARRIER_AIRLINE_ID" xlink:type="simple">DOT_ID_Reporting_Airline</text:a></text:p>
          </table:table-cell>
          <table:table-cell table:style-name="ce32" office:value-type="string" calcext:value-type="string">
            <text:p>An identification number assigned by US DOT to identify a unique airline (carrier). A unique airline (carrier) is defined as one holding and reporting under the same DOT certificate regardless of its Code, Name, or holding company/corporation.</text:p>
          </table:table-cell>
          <table:table-cell office:value-type="string" calcext:value-type="string">
            <text:p><text:a xlink:href="https://www.transtats.bts.gov/Oneway.asp?Field_Desc=An%20identification%20number%20assigned%20by%20US%20DOT%20to%20identify%20a%20unique%20airline%20%28carrier%29.%20A%20unique%20airline%20%28carrier%29%20is%20defined%20as%20one%20holding%20and%20reporting%20under%20the%20same%20DOT%20certificate%20regardless%20of%20its%20Code%2C%20Name%2C%20or%20holding%20company/corporation.&amp;Field_Type=Num&amp;Sel_Cat=OP_CARRIER_AIRLINE_ID&amp;Lookup_Table=L_AIRLINE_ID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Code%20assigned%20by%20IATA%20and%20commonly%20used%20to%20identify%20a%20carrier.%20As%20the%20same%20code%20may%20have%20been%20assigned%20to%20different%20carriers%20over%20time%2C%20the%20code%20is%20not%20always%20unique.%20For%20analysis%2C%20use%20the%20Unique%20Carrier%20Code.&amp;Field_Type=Char&amp;Lookup_Table=L_CARRIER_HISTORY&amp;Table_ID=236&amp;SYS_Table_Name=T_ONTIME_REPORTING&amp;Sys_Field_Name=OP_CARRIER" xlink:type="simple">IATA_CODE_Reporting_Airline</text:a></text:p>
          </table:table-cell>
          <table:table-cell table:style-name="ce32" office:value-type="string" calcext:value-type="string">
            <text:p>Code assigned by IATA and commonly used to identify a carrier. As the same code may have been assigned to different carriers over time, the code is not always unique. For analysis, use the Unique Carrier Code.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Tail_Number</text:p>
          </table:table-cell>
          <table:table-cell table:style-name="ce32" office:value-type="string" calcext:value-type="string">
            <text:p>Tail Number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Flight_Number_Reporting_Airline</text:p>
          </table:table-cell>
          <table:table-cell table:style-name="ce32" office:value-type="string" calcext:value-type="string">
            <text:p>Flight Number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Origin</text:p>
          </table:table-cell>
          <table:covered-table-cell table:number-columns-repeated="2"/>
          <table:table-cell table:number-columns-repeated="1020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Lookup_Table=L_AIRPORT_ID&amp;Table_ID=236&amp;SYS_Table_Name=T_ONTIME_REPORTING&amp;Sys_Field_Name=ORIGIN_AIRPORT_ID" xlink:type="simple">OriginAirportID</text:a></text:p>
          </table:table-cell>
          <table:table-cell table:style-name="ce32" office:value-type="string" calcext:value-type="string">
            <text:p>Origi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office:value-type="string" calcext:value-type="string">
            <text:p><text:a xlink:href="https://www.transtats.bts.gov/Oneway.asp?Field_Desc=Origi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Sel_Cat=ORIGIN_AIRPORT_ID&amp;Lookup_Table=L_AIRPOR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Airport%20Sequence%20ID.%20An%20identification%20number%20assigned%20by%20US%20DOT%20to%20identify%20a%20unique%20airport%20at%20a%20given%20point%20of%20time.%20%20Airport%20attributes%2C%20such%20as%20airport%20name%20or%20coordinates%2C%20may%20change%20over%20time.&amp;Field_Type=Num&amp;Lookup_Table=L_AIRPORT_SEQ_ID&amp;Table_ID=236&amp;SYS_Table_Name=T_ONTIME_REPORTING&amp;Sys_Field_Name=ORIGIN_AIRPORT_SEQ_ID" xlink:type="simple">OriginAirportSeqID</text:a></text:p>
          </table:table-cell>
          <table:table-cell table:style-name="ce32" office:value-type="string" calcext:value-type="string">
            <text:p>Origin Airport, Airport Sequence ID. An identification number assigned by US DOT to identify a unique airport at a given point of time. Airport attributes, such as airport name or coordinates, may change over time.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City%20Market%20ID.%20City%20Market%20ID%20is%20an%20identification%20number%20assigned%20by%20US%20DOT%20to%20identify%20a%20city%20market.%20%20Use%20this%20field%20to%20consolidate%20airports%20serving%20the%20same%20city%20market.&amp;Field_Type=Num&amp;Lookup_Table=L_CITY_MARKET_ID&amp;Table_ID=236&amp;SYS_Table_Name=T_ONTIME_REPORTING&amp;Sys_Field_Name=ORIGIN_CITY_MARKET_ID" xlink:type="simple">OriginCityMarketID</text:a></text:p>
          </table:table-cell>
          <table:table-cell table:style-name="ce32" office:value-type="string" calcext:value-type="string">
            <text:p>Origin Airport, City Market ID. City Market ID is an identification number assigned by US DOT to identify a city market. Use this field to consolidate airports serving the same city market.</text:p>
          </table:table-cell>
          <table:table-cell office:value-type="string" calcext:value-type="string">
            <text:p><text:a xlink:href="https://www.transtats.bts.gov/Oneway.asp?Field_Desc=Origin%20Airport%2C%20City%20Market%20ID.%20City%20Market%20ID%20is%20an%20identification%20number%20assigned%20by%20US%20DOT%20to%20identify%20a%20city%20market.%20%20Use%20this%20field%20to%20consolidate%20airports%20serving%20the%20same%20city%20market.&amp;Field_Type=Num&amp;Sel_Cat=ORIGIN_CITY_MARKET_ID&amp;Lookup_Table=L_CITY_MARKE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&amp;Field_Type=Char&amp;Lookup_Table=L_AIRPORT&amp;Table_ID=236&amp;SYS_Table_Name=T_ONTIME_REPORTING&amp;Sys_Field_Name=ORIGIN" xlink:type="simple">Origin</text:a></text:p>
          </table:table-cell>
          <table:table-cell table:style-name="ce32" office:value-type="string" calcext:value-type="string">
            <text:p>Origin Airport</text:p>
          </table:table-cell>
          <table:table-cell office:value-type="string" calcext:value-type="string">
            <text:p><text:a xlink:href="https://www.transtats.bts.gov/Oneway.asp?Field_Desc=Origin%20Airport&amp;Field_Type=Char&amp;Sel_Cat=ORIGIN&amp;Lookup_Table=L_AIRPORT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OriginCityName</text:p>
          </table:table-cell>
          <table:table-cell table:style-name="ce32" office:value-type="string" calcext:value-type="string">
            <text:p>Origin Airport, City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State%20Code&amp;Field_Type=Char&amp;Lookup_Table=L_STATE_ABR_AVIATION&amp;Table_ID=236&amp;SYS_Table_Name=T_ONTIME_REPORTING&amp;Sys_Field_Name=ORIGIN_STATE_ABR" xlink:type="simple">OriginState</text:a></text:p>
          </table:table-cell>
          <table:table-cell table:style-name="ce32" office:value-type="string" calcext:value-type="string">
            <text:p>Origin Airport, State Code</text:p>
          </table:table-cell>
          <table:table-cell office:value-type="string" calcext:value-type="string">
            <text:p><text:a xlink:href="https://www.transtats.bts.gov/Oneway.asp?Field_Desc=Origin%20Airport%2C%20State%20Code&amp;Field_Type=Char&amp;Sel_Cat=ORIGIN_STATE_ABR&amp;Lookup_Table=L_STATE_ABR_AVIATION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State%20Fips&amp;Field_Type=Char&amp;Lookup_Table=L_STATE_FIPS&amp;Table_ID=236&amp;SYS_Table_Name=T_ONTIME_REPORTING&amp;Sys_Field_Name=ORIGIN_STATE_FIPS" xlink:type="simple">OriginStateFips</text:a></text:p>
          </table:table-cell>
          <table:table-cell table:style-name="ce32" office:value-type="string" calcext:value-type="string">
            <text:p>Origin Airport, State Fips</text:p>
          </table:table-cell>
          <table:table-cell office:value-type="string" calcext:value-type="string">
            <text:p><text:a xlink:href="https://www.transtats.bts.gov/Oneway.asp?Field_Desc=Origin%20Airport%2C%20State%20Fips&amp;Field_Type=Char&amp;Sel_Cat=ORIGIN_STATE_FIPS&amp;Lookup_Table=L_STATE_FIPS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OriginStateName</text:p>
          </table:table-cell>
          <table:table-cell table:style-name="ce32" office:value-type="string" calcext:value-type="string">
            <text:p>Origin Airport, State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World%20Area%20Code&amp;Field_Type=Num&amp;Lookup_Table=L_WORLD_AREA_CODES&amp;Table_ID=236&amp;SYS_Table_Name=T_ONTIME_REPORTING&amp;Sys_Field_Name=ORIGIN_WAC" xlink:type="simple">OriginWac</text:a></text:p>
          </table:table-cell>
          <table:table-cell table:style-name="ce32" office:value-type="string" calcext:value-type="string">
            <text:p>Origin Airport, World Area Code</text:p>
          </table:table-cell>
          <table:table-cell office:value-type="string" calcext:value-type="string">
            <text:p><text:a xlink:href="https://www.transtats.bts.gov/Oneway.asp?Field_Desc=Origin%20Airport%2C%20World%20Area%20Code&amp;Field_Type=Num&amp;Sel_Cat=ORIGIN_WAC&amp;Lookup_Table=L_WORLD_AREA_CODES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 table:number-columns-spanned="3" table:number-rows-spanned="1">
            <text:p>Destination</text:p>
          </table:table-cell>
          <table:covered-table-cell table:number-columns-repeated="2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<text:a xlink:href="https://www.transtats.bts.gov/FieldInfo.asp?Field_Desc=Destinatio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Lookup_Table=L_AIRPORT_ID&amp;Table_ID=236&amp;SYS_Table_Name=T_ONTIME_REPORTING&amp;Sys_Field_Name=DEST_AIRPORT_ID" xlink:type="simple">DestAirportID</text:a></text:p>
          </table:table-cell>
          <table:table-cell table:style-name="ce32" office:value-type="string" calcext:value-type="string">
            <text:p>Destinatio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office:value-type="string" calcext:value-type="string">
            <text:p><text:a xlink:href="https://www.transtats.bts.gov/Oneway.asp?Field_Desc=Destinatio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Sel_Cat=DEST_AIRPORT_ID&amp;Lookup_Table=L_AIRPOR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<text:a xlink:href="https://www.transtats.bts.gov/FieldInfo.asp?Field_Desc=Destination%20Airport%2C%20Airport%20Sequence%20ID.%20An%20identification%20number%20assigned%20by%20US%20DOT%20to%20identify%20a%20unique%20airport%20at%20a%20given%20point%20of%20time.%20%20Airport%20attributes%2C%20such%20as%20airport%20name%20or%20coordinates%2C%20may%20change%20over%20time.&amp;Field_Type=Num&amp;Lookup_Table=L_AIRPORT_SEQ_ID&amp;Table_ID=236&amp;SYS_Table_Name=T_ONTIME_REPORTING&amp;Sys_Field_Name=DEST_AIRPORT_SEQ_ID" xlink:type="simple">DestAirportSeqID</text:a></text:p>
          </table:table-cell>
          <table:table-cell table:style-name="ce32" office:value-type="string" calcext:value-type="string">
            <text:p>Destination Airport, Airport Sequence ID. An identification number assigned by US DOT to identify a unique airport at a given point of time. Airport attributes, such as airport name or coordinates, may change over time.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5">
          <table:table-cell/>
          <table:table-cell table:style-name="ce32" office:value-type="string" calcext:value-type="string">
            <text:p><text:a xlink:href="https://www.transtats.bts.gov/FieldInfo.asp?Field_Desc=Destination%20Airport%2C%20City%20Market%20ID.%20City%20Market%20ID%20is%20an%20identification%20number%20assigned%20by%20US%20DOT%20to%20identify%20a%20city%20market.%20%20Use%20this%20field%20to%20consolidate%20airports%20serving%20the%20same%20city%20market.&amp;Field_Type=Num&amp;Lookup_Table=L_CITY_MARKET_ID&amp;Table_ID=236&amp;SYS_Table_Name=T_ONTIME_REPORTING&amp;Sys_Field_Name=DEST_CITY_MARKET_ID" xlink:type="simple">DestCityMarketID</text:a></text:p>
          </table:table-cell>
          <table:table-cell table:style-name="ce32" office:value-type="string" calcext:value-type="string">
            <text:p>Destination Airport, City Market ID. City Market ID is an identification number assigned by US DOT to identify a city market. Use this field to consolidate airports serving the same city market.</text:p>
          </table:table-cell>
          <table:table-cell office:value-type="string" calcext:value-type="string">
            <text:p><text:a xlink:href="https://www.transtats.bts.gov/Oneway.asp?Field_Desc=Destination%20Airport%2C%20City%20Market%20ID.%20City%20Market%20ID%20is%20an%20identification%20number%20assigned%20by%20US%20DOT%20to%20identify%20a%20city%20market.%20%20Use%20this%20field%20to%20consolidate%20airports%20serving%20the%20same%20city%20market.&amp;Field_Type=Num&amp;Sel_Cat=DEST_CITY_MARKET_ID&amp;Lookup_Table=L_CITY_MARKE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&amp;Field_Type=Char&amp;Lookup_Table=L_AIRPORT&amp;Table_ID=236&amp;SYS_Table_Name=T_ONTIME_REPORTING&amp;Sys_Field_Name=DEST" xlink:type="simple">Dest</text:a></text:p>
          </table:table-cell>
          <table:table-cell table:style-name="ce32" office:value-type="string" calcext:value-type="string">
            <text:p>Destination Airport</text:p>
          </table:table-cell>
          <table:table-cell office:value-type="string" calcext:value-type="string">
            <text:p><text:a xlink:href="https://www.transtats.bts.gov/Oneway.asp?Field_Desc=Destination%20Airport&amp;Field_Type=Char&amp;Sel_Cat=DEST&amp;Lookup_Table=L_AIRPORT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DestCityName</text:p>
          </table:table-cell>
          <table:table-cell table:style-name="ce32" office:value-type="string" calcext:value-type="string">
            <text:p>Destination Airport, City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State%20Code&amp;Field_Type=Char&amp;Lookup_Table=L_STATE_ABR_AVIATION&amp;Table_ID=236&amp;SYS_Table_Name=T_ONTIME_REPORTING&amp;Sys_Field_Name=DEST_STATE_ABR" xlink:type="simple">DestState</text:a></text:p>
          </table:table-cell>
          <table:table-cell table:style-name="ce32" office:value-type="string" calcext:value-type="string">
            <text:p>Destination Airport, State Code</text:p>
          </table:table-cell>
          <table:table-cell office:value-type="string" calcext:value-type="string">
            <text:p><text:a xlink:href="https://www.transtats.bts.gov/Oneway.asp?Field_Desc=Destination%20Airport%2C%20State%20Code&amp;Field_Type=Char&amp;Sel_Cat=DEST_STATE_ABR&amp;Lookup_Table=L_STATE_ABR_AVIATION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State%20Fips&amp;Field_Type=Char&amp;Lookup_Table=L_STATE_FIPS&amp;Table_ID=236&amp;SYS_Table_Name=T_ONTIME_REPORTING&amp;Sys_Field_Name=DEST_STATE_FIPS" xlink:type="simple">DestStateFips</text:a></text:p>
          </table:table-cell>
          <table:table-cell table:style-name="ce32" office:value-type="string" calcext:value-type="string">
            <text:p>Destination Airport, State Fips</text:p>
          </table:table-cell>
          <table:table-cell office:value-type="string" calcext:value-type="string">
            <text:p><text:a xlink:href="https://www.transtats.bts.gov/Oneway.asp?Field_Desc=Destination%20Airport%2C%20State%20Fips&amp;Field_Type=Char&amp;Sel_Cat=DEST_STATE_FIPS&amp;Lookup_Table=L_STATE_FIP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DestStateName</text:p>
          </table:table-cell>
          <table:table-cell table:style-name="ce32" office:value-type="string" calcext:value-type="string">
            <text:p>Destination Airport, State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World%20Area%20Code&amp;Field_Type=Num&amp;Lookup_Table=L_WORLD_AREA_CODES&amp;Table_ID=236&amp;SYS_Table_Name=T_ONTIME_REPORTING&amp;Sys_Field_Name=DEST_WAC" xlink:type="simple">DestWac</text:a></text:p>
          </table:table-cell>
          <table:table-cell table:style-name="ce32" office:value-type="string" calcext:value-type="string">
            <text:p>Destination Airport, World Area Code</text:p>
          </table:table-cell>
          <table:table-cell office:value-type="string" calcext:value-type="string">
            <text:p><text:a xlink:href="https://www.transtats.bts.gov/Oneway.asp?Field_Desc=Destination%20Airport%2C%20World%20Area%20Code&amp;Field_Type=Num&amp;Sel_Cat=DEST_WAC&amp;Lookup_Table=L_WORLD_AREA_CODE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Departure Performance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DepTime</text:p>
          </table:table-cell>
          <table:table-cell table:style-name="ce32" office:value-type="string" calcext:value-type="string">
            <text:p>CRS Departure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epTime</text:p>
          </table:table-cell>
          <table:table-cell table:style-name="ce32" office:value-type="string" calcext:value-type="string">
            <text:p>Actual Departure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DepDelay</text:p>
          </table:table-cell>
          <table:table-cell table:style-name="ce32" office:value-type="string" calcext:value-type="string">
            <text:p>Difference in minutes between scheduled and actual departure time. Early departures show negative number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departure%20time.%20Early%20departures%20show%20negative%20numbers.&amp;Field_Type=Num&amp;Sel_Cat=None&amp;Lookup_Table=&amp;Sel_Var=DEP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DepDelayMinutes</text:p>
          </table:table-cell>
          <table:table-cell table:style-name="ce32" office:value-type="string" calcext:value-type="string">
            <text:p>Difference in minutes between scheduled and actual departure time. Early departures set to 0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departure%20time.%20Early%20departures%20set%20to%200.&amp;Field_Type=Num&amp;Sel_Cat=None&amp;Lookup_Table=&amp;Sel_Var=DEP_DELAY_NEW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eparture%20Delay%20Indicator%2C%2015%20Minutes%20or%20More%20%281%3DYes%29&amp;Field_Type=Num&amp;Lookup_Table=L_YESNO_RESP&amp;Table_ID=236&amp;SYS_Table_Name=T_ONTIME_REPORTING&amp;Sys_Field_Name=DEP_DEL15" xlink:type="simple">DepDel15</text:a></text:p>
          </table:table-cell>
          <table:table-cell table:style-name="ce32" office:value-type="string" calcext:value-type="string">
            <text:p>Departure Delay Indicator, 15 Minutes or More (1=Yes)</text:p>
          </table:table-cell>
          <table:table-cell office:value-type="string" calcext:value-type="string">
            <text:p><text:a xlink:href="https://www.transtats.bts.gov/Oneway.asp?Field_Desc=Departure%20Delay%20Indicator%2C%2015%20Minutes%20or%20More%20%281%3DYes%29&amp;Field_Type=Num&amp;Sel_Cat=None&amp;Lookup_Table=L_YESNO_RESP&amp;Sel_Var=DEP_DEL15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eparture%20Delay%20intervals%2C%20every%20%2815%20minutes%20from%20%3C-15%20to%20%3E180%29&amp;Field_Type=Num&amp;Lookup_Table=L_ONTIME_DELAY_GROUPS&amp;Table_ID=236&amp;SYS_Table_Name=T_ONTIME_REPORTING&amp;Sys_Field_Name=DEP_DELAY_GROUP" xlink:type="simple">DepartureDelayGroups</text:a></text:p>
          </table:table-cell>
          <table:table-cell table:style-name="ce32" office:value-type="string" calcext:value-type="string">
            <text:p>Departure Delay intervals, every (15 minutes from &lt;-15 to &gt;180)</text:p>
          </table:table-cell>
          <table:table-cell office:value-type="string" calcext:value-type="string">
            <text:p><text:a xlink:href="https://www.transtats.bts.gov/Oneway.asp?Field_Desc=Departure%20Delay%20intervals%2C%20every%20%2815%20minutes%20from%20%3C-15%20to%20%3E180%29&amp;Field_Type=Num&amp;Sel_Cat=DEP_DELAY_GROUP&amp;Lookup_Table=L_ONTIME_DELAY_GROUP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RS%20Departure%20Time%20Block%2C%20Hourly%20Intervals&amp;Field_Type=Char&amp;Lookup_Table=L_DEPARRBLK&amp;Table_ID=236&amp;SYS_Table_Name=T_ONTIME_REPORTING&amp;Sys_Field_Name=DEP_TIME_BLK" xlink:type="simple">DepTimeBlk</text:a></text:p>
          </table:table-cell>
          <table:table-cell table:style-name="ce32" office:value-type="string" calcext:value-type="string">
            <text:p>CRS Departure Time Block, Hourly Intervals</text:p>
          </table:table-cell>
          <table:table-cell office:value-type="string" calcext:value-type="string">
            <text:p><text:a xlink:href="https://www.transtats.bts.gov/Oneway.asp?Field_Desc=CRS%20Departure%20Time%20Block%2C%20Hourly%20Intervals&amp;Field_Type=Char&amp;Sel_Cat=DEP_TIME_BLK&amp;Lookup_Table=L_DEPARRBLK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TaxiOut</text:p>
          </table:table-cell>
          <table:table-cell table:style-name="ce32" office:value-type="string" calcext:value-type="string">
            <text:p>Taxi Out Time, in Minutes</text:p>
          </table:table-cell>
          <table:table-cell office:value-type="string" calcext:value-type="string">
            <text:p><text:a xlink:href="https://www.transtats.bts.gov/Oneway.asp?Field_Desc=Taxi%20Out%20Time%2C%20in%20Minutes&amp;Field_Type=Num&amp;Sel_Cat=None&amp;Lookup_Table=&amp;Sel_Var=TAXI_OUT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heelsOff</text:p>
          </table:table-cell>
          <table:table-cell table:style-name="ce32" office:value-type="string" calcext:value-type="string">
            <text:p>Wheels Off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Arrival Performance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heelsOn</text:p>
          </table:table-cell>
          <table:table-cell table:style-name="ce32" office:value-type="string" calcext:value-type="string">
            <text:p>Wheels On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TaxiIn</text:p>
          </table:table-cell>
          <table:table-cell table:style-name="ce32" office:value-type="string" calcext:value-type="string">
            <text:p>Taxi In Time, in Minutes</text:p>
          </table:table-cell>
          <table:table-cell office:value-type="string" calcext:value-type="string">
            <text:p><text:a xlink:href="https://www.transtats.bts.gov/Oneway.asp?Field_Desc=Taxi%20In%20Time%2C%20in%20Minutes&amp;Field_Type=Num&amp;Sel_Cat=None&amp;Lookup_Table=&amp;Sel_Var=TAXI_IN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ArrTime</text:p>
          </table:table-cell>
          <table:table-cell table:style-name="ce32" office:value-type="string" calcext:value-type="string">
            <text:p>CRS Arrival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rrTime</text:p>
          </table:table-cell>
          <table:table-cell table:style-name="ce32" office:value-type="string" calcext:value-type="string">
            <text:p>Actual Arrival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ArrDelay</text:p>
          </table:table-cell>
          <table:table-cell table:style-name="ce32" office:value-type="string" calcext:value-type="string">
            <text:p>Difference in minutes between scheduled and actual arrival time. Early arrivals show negative number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.%20Early%20arrivals%20show%20negative%20numbers.&amp;Field_Type=Num&amp;Sel_Cat=None&amp;Lookup_Table=&amp;Sel_Var=AR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ArrDelayMinutes</text:p>
          </table:table-cell>
          <table:table-cell table:style-name="ce32" office:value-type="string" calcext:value-type="string">
            <text:p>Difference in minutes between scheduled and actual arrival time. Early arrivals set to 0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.%20Early%20arrivals%20set%20to%200.&amp;Field_Type=Num&amp;Sel_Cat=None&amp;Lookup_Table=&amp;Sel_Var=ARR_DELAY_NEW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Arrival%20Delay%20Indicator%2C%2015%20Minutes%20or%20More%20%281%3DYes%29&amp;Field_Type=Num&amp;Lookup_Table=L_YESNO_RESP&amp;Table_ID=236&amp;SYS_Table_Name=T_ONTIME_REPORTING&amp;Sys_Field_Name=ARR_DEL15" xlink:type="simple">ArrDel15</text:a></text:p>
          </table:table-cell>
          <table:table-cell table:style-name="ce32" office:value-type="string" calcext:value-type="string">
            <text:p>Arrival Delay Indicator, 15 Minutes or More (1=Yes)</text:p>
          </table:table-cell>
          <table:table-cell office:value-type="string" calcext:value-type="string">
            <text:p><text:a xlink:href="https://www.transtats.bts.gov/Oneway.asp?Field_Desc=Arrival%20Delay%20Indicator%2C%2015%20Minutes%20or%20More%20%281%3DYes%29&amp;Field_Type=Num&amp;Sel_Cat=None&amp;Lookup_Table=L_YESNO_RESP&amp;Sel_Var=ARR_DEL15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Arrival%20Delay%20intervals%2C%20every%20%2815-minutes%20from%20%3C-15%20to%20%3E180%29&amp;Field_Type=Num&amp;Lookup_Table=L_ONTIME_DELAY_GROUPS&amp;Table_ID=236&amp;SYS_Table_Name=T_ONTIME_REPORTING&amp;Sys_Field_Name=ARR_DELAY_GROUP" xlink:type="simple">ArrivalDelayGroups</text:a></text:p>
          </table:table-cell>
          <table:table-cell table:style-name="ce32" office:value-type="string" calcext:value-type="string">
            <text:p>Arrival Delay intervals, every (15-minutes from &lt;-15 to &gt;180)</text:p>
          </table:table-cell>
          <table:table-cell office:value-type="string" calcext:value-type="string">
            <text:p><text:a xlink:href="https://www.transtats.bts.gov/Oneway.asp?Field_Desc=Arrival%20Delay%20intervals%2C%20every%20%2815-minutes%20from%20%3C-15%20to%20%3E180%29&amp;Field_Type=Num&amp;Sel_Cat=ARR_DELAY_GROUP&amp;Lookup_Table=L_ONTIME_DELAY_GROUP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RS%20Arrival%20Time%20Block%2C%20Hourly%20Intervals&amp;Field_Type=Char&amp;Lookup_Table=L_DEPARRBLK&amp;Table_ID=236&amp;SYS_Table_Name=T_ONTIME_REPORTING&amp;Sys_Field_Name=ARR_TIME_BLK" xlink:type="simple">ArrTimeBlk</text:a></text:p>
          </table:table-cell>
          <table:table-cell table:style-name="ce32" office:value-type="string" calcext:value-type="string">
            <text:p>CRS Arrival Time Block, Hourly Intervals</text:p>
          </table:table-cell>
          <table:table-cell office:value-type="string" calcext:value-type="string">
            <text:p><text:a xlink:href="https://www.transtats.bts.gov/Oneway.asp?Field_Desc=CRS%20Arrival%20Time%20Block%2C%20Hourly%20Intervals&amp;Field_Type=Char&amp;Sel_Cat=ARR_TIME_BLK&amp;Lookup_Table=L_DEPARRBLK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Cancellations and Diversions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ancelled%20Flight%20Indicator%20%281%3DYes%29&amp;Field_Type=Num&amp;Lookup_Table=L_YESNO_RESP&amp;Table_ID=236&amp;SYS_Table_Name=T_ONTIME_REPORTING&amp;Sys_Field_Name=CANCELLED" xlink:type="simple">Cancelled</text:a></text:p>
          </table:table-cell>
          <table:table-cell table:style-name="ce32" office:value-type="string" calcext:value-type="string">
            <text:p>Cancelled Flight Indicator (1=Yes)</text:p>
          </table:table-cell>
          <table:table-cell office:value-type="string" calcext:value-type="string">
            <text:p><text:a xlink:href="https://www.transtats.bts.gov/Oneway.asp?Field_Desc=Cancelled%20Flight%20Indicator%20%281%3DYes%29&amp;Field_Type=Num&amp;Sel_Cat=None&amp;Lookup_Table=L_YESNO_RESP&amp;Sel_Var=CANCELLED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Specifies%20The%20Reason%20For%20Cancellation&amp;Field_Type=Char&amp;Lookup_Table=L_CANCELLATION&amp;Table_ID=236&amp;SYS_Table_Name=T_ONTIME_REPORTING&amp;Sys_Field_Name=CANCELLATION_CODE" xlink:type="simple">CancellationCode</text:a></text:p>
          </table:table-cell>
          <table:table-cell table:style-name="ce32" office:value-type="string" calcext:value-type="string">
            <text:p>Specifies The Reason For Cancellation</text:p>
          </table:table-cell>
          <table:table-cell office:value-type="string" calcext:value-type="string">
            <text:p><text:a xlink:href="https://www.transtats.bts.gov/Oneway.asp?Field_Desc=Specifies%20The%20Reason%20For%20Cancellation&amp;Field_Type=Char&amp;Sel_Cat=CANCELLATION_CODE&amp;Lookup_Table=L_CANCELLATION&amp;Sel_Var=Cancelled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iverted%20Flight%20Indicator%20%281%3DYes%29&amp;Field_Type=Num&amp;Lookup_Table=L_YESNO_RESP&amp;Table_ID=236&amp;SYS_Table_Name=T_ONTIME_REPORTING&amp;Sys_Field_Name=DIVERTED" xlink:type="simple">Diverted</text:a></text:p>
          </table:table-cell>
          <table:table-cell table:style-name="ce32" office:value-type="string" calcext:value-type="string">
            <text:p>Diverted Flight Indicator (1=Yes)</text:p>
          </table:table-cell>
          <table:table-cell office:value-type="string" calcext:value-type="string">
            <text:p><text:a xlink:href="https://www.transtats.bts.gov/Oneway.asp?Field_Desc=Diverted%20Flight%20Indicator%20%281%3DYes%29&amp;Field_Type=Num&amp;Sel_Cat=None&amp;Lookup_Table=L_YESNO_RESP&amp;Sel_Var=DIVERTED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Flight Summaries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ElapsedTime</text:p>
          </table:table-cell>
          <table:table-cell table:style-name="ce32" office:value-type="string" calcext:value-type="string">
            <text:p>CRS Elapsed Time of Flight, in Minutes</text:p>
          </table:table-cell>
          <table:table-cell office:value-type="string" calcext:value-type="string">
            <text:p><text:a xlink:href="https://www.transtats.bts.gov/Oneway.asp?Field_Desc=CRS%20Elapsed%20Time%20of%20Flight%2C%20in%20Minutes&amp;Field_Type=Num&amp;Sel_Cat=None&amp;Lookup_Table=&amp;Sel_Var=CRS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ctualElapsedTime</text:p>
          </table:table-cell>
          <table:table-cell table:style-name="ce32" office:value-type="string" calcext:value-type="string">
            <text:p>Elapsed Time of Flight, in Minutes</text:p>
          </table:table-cell>
          <table:table-cell office:value-type="string" calcext:value-type="string">
            <text:p><text:a xlink:href="https://www.transtats.bts.gov/Oneway.asp?Field_Desc=Elapsed%20Time%20of%20Flight%2C%20in%20Minutes&amp;Field_Type=Num&amp;Sel_Cat=None&amp;Lookup_Table=&amp;Sel_Var=ACTUAL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irTime</text:p>
          </table:table-cell>
          <table:table-cell table:style-name="ce32" office:value-type="string" calcext:value-type="string">
            <text:p>Flight Time, in Minutes</text:p>
          </table:table-cell>
          <table:table-cell office:value-type="string" calcext:value-type="string">
            <text:p><text:a xlink:href="https://www.transtats.bts.gov/Oneway.asp?Field_Desc=Flight%20Time%2C%20in%20Minutes&amp;Field_Type=Num&amp;Sel_Cat=None&amp;Lookup_Table=&amp;Sel_Var=AIR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Flights</text:p>
          </table:table-cell>
          <table:table-cell table:style-name="ce32" office:value-type="string" calcext:value-type="string">
            <text:p>Number of Flights</text:p>
          </table:table-cell>
          <table:table-cell office:value-type="string" calcext:value-type="string">
            <text:p><text:a xlink:href="https://www.transtats.bts.gov/Oneway.asp?Field_Desc=Number%20of%20Flights&amp;Field_Type=Num&amp;Sel_Cat=None&amp;Lookup_Table=&amp;Sel_Var=FLIGHTS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Distance.asp?table_id=236" xlink:type="simple">Distance</text:a></text:p>
          </table:table-cell>
          <table:table-cell table:style-name="ce32" office:value-type="string" calcext:value-type="string">
            <text:p>Distance between airports (miles)</text:p>
          </table:table-cell>
          <table:table-cell office:value-type="string" calcext:value-type="string">
            <text:p><text:a xlink:href="https://www.transtats.bts.gov/Oneway.asp?Field_Desc=Distance%20between%20airports%20%28miles%29&amp;Field_Type=Num&amp;Sel_Cat=None&amp;Lookup_Table=&amp;Sel_Var=DISTANC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istance%20Intervals%2C%20every%20250%20Miles%2C%20for%20Flight%20Segment&amp;Field_Type=Num&amp;Lookup_Table=L_DISTANCE_GROUP_250&amp;Table_ID=236&amp;SYS_Table_Name=T_ONTIME_REPORTING&amp;Sys_Field_Name=DISTANCE_GROUP" xlink:type="simple">DistanceGroup</text:a></text:p>
          </table:table-cell>
          <table:table-cell table:style-name="ce32" office:value-type="string" calcext:value-type="string">
            <text:p>Distance Intervals, every 250 Miles, for Flight Segment</text:p>
          </table:table-cell>
          <table:table-cell office:value-type="string" calcext:value-type="string">
            <text:p><text:a xlink:href="https://www.transtats.bts.gov/Oneway.asp?Field_Desc=Distance%20Intervals%2C%20every%20250%20Miles%2C%20for%20Flight%20Segment&amp;Field_Type=Num&amp;Sel_Cat=DISTANCE_GROUP&amp;Lookup_Table=L_DISTANCE_GROUP_250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Cause of Delay (Data starts 6/2003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arrierDelay</text:p>
          </table:table-cell>
          <table:table-cell table:style-name="ce32" office:value-type="string" calcext:value-type="string">
            <text:p>Carrier Delay, in Minutes</text:p>
          </table:table-cell>
          <table:table-cell office:value-type="string" calcext:value-type="string">
            <text:p><text:a xlink:href="https://www.transtats.bts.gov/Oneway.asp?Field_Desc=Carrier%20Delay%2C%20in%20Minutes&amp;Field_Type=Num&amp;Sel_Cat=None&amp;Lookup_Table=&amp;Sel_Var=CARRIE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eatherDelay</text:p>
          </table:table-cell>
          <table:table-cell table:style-name="ce32" office:value-type="string" calcext:value-type="string">
            <text:p>Weather Delay, in Minutes</text:p>
          </table:table-cell>
          <table:table-cell office:value-type="string" calcext:value-type="string">
            <text:p><text:a xlink:href="https://www.transtats.bts.gov/Oneway.asp?Field_Desc=Weather%20Delay%2C%20in%20Minutes&amp;Field_Type=Num&amp;Sel_Cat=None&amp;Lookup_Table=&amp;Sel_Var=WEATHE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NASDelay</text:p>
          </table:table-cell>
          <table:table-cell table:style-name="ce32" office:value-type="string" calcext:value-type="string">
            <text:p>National Air System Delay, in Minutes</text:p>
          </table:table-cell>
          <table:table-cell office:value-type="string" calcext:value-type="string">
            <text:p><text:a xlink:href="https://www.transtats.bts.gov/Oneway.asp?Field_Desc=National%20Air%20System%20Delay%2C%20in%20Minutes&amp;Field_Type=Num&amp;Sel_Cat=None&amp;Lookup_Table=&amp;Sel_Var=NAS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SecurityDelay</text:p>
          </table:table-cell>
          <table:table-cell table:style-name="ce32" office:value-type="string" calcext:value-type="string">
            <text:p>Security Delay, in Minutes</text:p>
          </table:table-cell>
          <table:table-cell office:value-type="string" calcext:value-type="string">
            <text:p><text:a xlink:href="https://www.transtats.bts.gov/Oneway.asp?Field_Desc=Security%20Delay%2C%20in%20Minutes&amp;Field_Type=Num&amp;Sel_Cat=None&amp;Lookup_Table=&amp;Sel_Var=SECURITY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LateAircraftDelay</text:p>
          </table:table-cell>
          <table:table-cell table:style-name="ce32" office:value-type="string" calcext:value-type="string">
            <text:p>Late Aircraft Delay, in Minutes</text:p>
          </table:table-cell>
          <table:table-cell office:value-type="string" calcext:value-type="string">
            <text:p><text:a xlink:href="https://www.transtats.bts.gov/Oneway.asp?Field_Desc=Late%20Aircraft%20Delay%2C%20in%20Minutes&amp;Field_Type=Num&amp;Sel_Cat=None&amp;Lookup_Table=&amp;Sel_Var=LATE_AIRCRAFT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Gate Return Information at Origin Airport (Data starts 10/2008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FirstDepTime</text:p>
          </table:table-cell>
          <table:table-cell table:style-name="ce32" office:value-type="string" calcext:value-type="string">
            <text:p>First Gate Departure Time at Origi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TotalAddGTime</text:p>
          </table:table-cell>
          <table:table-cell table:style-name="ce32" office:value-type="string" calcext:value-type="string">
            <text:p>Total Ground Time Away from Gate for Gate Return or Cancelled Flight</text:p>
          </table:table-cell>
          <table:table-cell office:value-type="string" calcext:value-type="string">
            <text:p><text:a xlink:href="https://www.transtats.bts.gov/Oneway.asp?Field_Desc=Total%20Ground%20Time%20Away%20from%20Gate%20for%20Gate%20Return%20or%20Cancelled%20Flight&amp;Field_Type=Num&amp;Sel_Cat=UNIQUE_CARRIER&amp;Lookup_Table=&amp;Sel_Var=TOTAL_ADD_GTIME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LongestAddGTime</text:p>
          </table:table-cell>
          <table:table-cell table:style-name="ce32" office:value-type="string" calcext:value-type="string">
            <text:p>Longest Time Away from Gate for Gate Return or Cancelled Flight</text:p>
          </table:table-cell>
          <table:table-cell office:value-type="string" calcext:value-type="string">
            <text:p><text:a xlink:href="https://www.transtats.bts.gov/Oneway.asp?Field_Desc=Longest%20Time%20Away%20from%20Gate%20for%20Gate%20Return%20or%20Cancelled%20Flight&amp;Field_Type=Num&amp;Sel_Cat=UNIQUE_CARRIER&amp;Lookup_Table=&amp;Sel_Var=LONGEST_ADD_GTIME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Diverted Airport Information (Data starts 10/2008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Number%20of%20Diverted%20Airport%20Landings&amp;Field_Type=Num&amp;Lookup_Table=L_DIVERSIONS&amp;Table_ID=236&amp;SYS_Table_Name=T_ONTIME_REPORTING&amp;Sys_Field_Name=DIV_AIRPORT_LANDINGS" xlink:type="simple">DivAirportLandings</text:a></text:p>
          </table:table-cell>
          <table:table-cell table:style-name="ce32" office:value-type="string" calcext:value-type="string">
            <text:p>Number of Diverted Airport Landings</text:p>
          </table:table-cell>
          <table:table-cell office:value-type="string" calcext:value-type="string">
            <text:p><text:a xlink:href="https://www.transtats.bts.gov/Oneway.asp?Field_Desc=Number%20of%20Diverted%20Airport%20Landings&amp;Field_Type=Num&amp;Sel_Cat=DIV_AIRPORT_LANDINGS&amp;Lookup_Table=L_DIVERSION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iverted%20Flight%20Reaching%20Scheduled%20Destination%20Indicator%20%281%3DYes%29&amp;Field_Type=Num&amp;Lookup_Table=L_YESNO_RESP&amp;Table_ID=236&amp;SYS_Table_Name=T_ONTIME_REPORTING&amp;Sys_Field_Name=DIV_REACHED_DEST" xlink:type="simple">DivReachedDest</text:a></text:p>
          </table:table-cell>
          <table:table-cell table:style-name="ce32" office:value-type="string" calcext:value-type="string">
            <text:p>Diverted Flight Reaching Scheduled Destination Indicator (1=Yes)</text:p>
          </table:table-cell>
          <table:table-cell office:value-type="string" calcext:value-type="string">
            <text:p><text:a xlink:href="https://www.transtats.bts.gov/Oneway.asp?Field_Desc=Diverted%20Flight%20Reaching%20Scheduled%20Destination%20Indicator%20%281%3DYes%29&amp;Field_Type=Num&amp;Sel_Cat=None&amp;Lookup_Table=L_YESNO_RESP&amp;Sel_Var=DIV_REACHED_DEST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ActualElapsedTime</text:p>
          </table:table-cell>
          <table:table-cell table:style-name="ce32" office:value-type="string" calcext:value-type="string">
            <text:p>Elapsed Time of Diverted Flight Reaching Scheduled Destination, in Minutes. The ActualElapsedTime column remains NULL for all diverted flights.</text:p>
          </table:table-cell>
          <table:table-cell office:value-type="string" calcext:value-type="string">
            <text:p><text:a xlink:href="https://www.transtats.bts.gov/Oneway.asp?Field_Desc=Elapsed%20Time%20of%20Diverted%20Flight%20Reaching%20Scheduled%20Destination%2C%20in%20Minutes.%20%20The%20ActualElapsedTime%20column%20remains%20NULL%20for%20all%20diverted%20flights.&amp;Field_Type=Num&amp;Sel_Cat=None&amp;Lookup_Table=&amp;Sel_Var=DIV_ACTUAL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ArrDelay</text:p>
          </table:table-cell>
          <table:table-cell table:style-name="ce32" office:value-type="string" calcext:value-type="string">
            <text:p>Difference in minutes between scheduled and actual arrival time for a diverted flight reaching scheduled destination. The ArrDelay column remains NULL for all diverted flight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%20for%20a%20diverted%20flight%20reaching%20scheduled%20destination.%20%20The%20ArrDelay%20column%20remains%20NULL%20for%20all%20diverted%20flights.&amp;Field_Type=Num&amp;Sel_Cat=None&amp;Lookup_Table=&amp;Sel_Var=DIV_AR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Distance</text:p>
          </table:table-cell>
          <table:table-cell table:style-name="ce32" office:value-type="string" calcext:value-type="string">
            <text:p>Distance between scheduled destination and final diverted airport (miles). Value will be 0 for diverted flight reaching scheduled destination.</text:p>
          </table:table-cell>
          <table:table-cell office:value-type="string" calcext:value-type="string">
            <text:p><text:a xlink:href="https://www.transtats.bts.gov/Oneway.asp?Field_Desc=Distance%20between%20scheduled%20destination%20and%20final%20diverted%20airport%20%28miles%29.%20%20Value%20will%20be%200%20for%20diverted%20flight%20reaching%20scheduled%20destination.&amp;Field_Type=Num&amp;Sel_Cat=None&amp;Lookup_Table=&amp;Sel_Var=DIV_DISTANC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Airport</text:p>
          </table:table-cell>
          <table:table-cell table:style-name="ce32" office:value-type="string" calcext:value-type="string">
            <text:p>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1.%20Airport%20ID%20is%20a%20Unique%20Key%20for%20an%20Airport&amp;Field_Type=Num&amp;Lookup_Table=L_AIRPORT_ID&amp;Table_ID=236&amp;SYS_Table_Name=T_ONTIME_REPORTING&amp;Sys_Field_Name=DIV1_AIRPORT_ID" xlink:type="simple">Div1AirportID</text:a></text:p>
          </table:table-cell>
          <table:table-cell table:style-name="ce32" office:value-type="string" calcext:value-type="string">
            <text:p>Airport ID of Diverted Airport 1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1.%20Unique%20Key%20for%20Time%20Specific%20Information%20for%20an%20Airport&amp;Field_Type=Num&amp;Lookup_Table=L_AIRPORT_SEQ_ID&amp;Table_ID=236&amp;SYS_Table_Name=T_ONTIME_REPORTING&amp;Sys_Field_Name=DIV1_AIRPORT_SEQ_ID" xlink:type="simple">Div1AirportSeqID</text:a></text:p>
          </table:table-cell>
          <table:table-cell table:style-name="ce32" office:value-type="string" calcext:value-type="string">
            <text:p>Airport Sequence ID of Diverted Airport 1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WheelsOn</text:p>
          </table:table-cell>
          <table:table-cell table:style-name="ce32" office:value-type="string" calcext:value-type="string">
            <text:p>Wheels On Time (local time: hhmm)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TotalGTime</text:p>
          </table:table-cell>
          <table:table-cell table:style-name="ce32" office:value-type="string" calcext:value-type="string">
            <text:p>Total Ground Time Away from Gate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LongestGTime</text:p>
          </table:table-cell>
          <table:table-cell table:style-name="ce32" office:value-type="string" calcext:value-type="string">
            <text:p>Longest Ground Time Away from Gate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WheelsOff</text:p>
          </table:table-cell>
          <table:table-cell table:style-name="ce32" office:value-type="string" calcext:value-type="string">
            <text:p>Wheels Off Time (local time: hhmm)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TailNum</text:p>
          </table:table-cell>
          <table:table-cell table:style-name="ce32" office:value-type="string" calcext:value-type="string">
            <text:p>Aircraft Tail Number for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Airport</text:p>
          </table:table-cell>
          <table:table-cell table:style-name="ce32" office:value-type="string" calcext:value-type="string">
            <text:p>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2.%20Airport%20ID%20is%20a%20Unique%20Key%20for%20an%20Airport&amp;Field_Type=Num&amp;Lookup_Table=L_AIRPORT_ID&amp;Table_ID=236&amp;SYS_Table_Name=T_ONTIME_REPORTING&amp;Sys_Field_Name=DIV2_AIRPORT_ID" xlink:type="simple">Div2AirportID</text:a></text:p>
          </table:table-cell>
          <table:table-cell table:style-name="ce32" office:value-type="string" calcext:value-type="string">
            <text:p>Airport ID of Diverted Airport 2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2.%20Unique%20Key%20for%20Time%20Specific%20Information%20for%20an%20Airport&amp;Field_Type=Num&amp;Lookup_Table=L_AIRPORT_SEQ_ID&amp;Table_ID=236&amp;SYS_Table_Name=T_ONTIME_REPORTING&amp;Sys_Field_Name=DIV2_AIRPORT_SEQ_ID" xlink:type="simple">Div2AirportSeqID</text:a></text:p>
          </table:table-cell>
          <table:table-cell table:style-name="ce32" office:value-type="string" calcext:value-type="string">
            <text:p>Airport Sequence ID of Diverted Airport 2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WheelsOn</text:p>
          </table:table-cell>
          <table:table-cell table:style-name="ce32" office:value-type="string" calcext:value-type="string">
            <text:p>Wheels On Time (local time: hhmm)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TotalGTime</text:p>
          </table:table-cell>
          <table:table-cell table:style-name="ce32" office:value-type="string" calcext:value-type="string">
            <text:p>Total Ground Time Away from Gate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LongestGTime</text:p>
          </table:table-cell>
          <table:table-cell table:style-name="ce32" office:value-type="string" calcext:value-type="string">
            <text:p>Longest Ground Time Away from Gate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WheelsOff</text:p>
          </table:table-cell>
          <table:table-cell table:style-name="ce32" office:value-type="string" calcext:value-type="string">
            <text:p>Wheels Off Time (local time: hhmm)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TailNum</text:p>
          </table:table-cell>
          <table:table-cell table:style-name="ce32" office:value-type="string" calcext:value-type="string">
            <text:p>Aircraft Tail Number for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Airport</text:p>
          </table:table-cell>
          <table:table-cell table:style-name="ce32" office:value-type="string" calcext:value-type="string">
            <text:p>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3.%20Airport%20ID%20is%20a%20Unique%20Key%20for%20an%20Airport&amp;Field_Type=Num&amp;Lookup_Table=L_AIRPORT_ID&amp;Table_ID=236&amp;SYS_Table_Name=T_ONTIME_REPORTING&amp;Sys_Field_Name=DIV3_AIRPORT_ID" xlink:type="simple">Div3AirportID</text:a></text:p>
          </table:table-cell>
          <table:table-cell table:style-name="ce32" office:value-type="string" calcext:value-type="string">
            <text:p>Airport ID of Diverted Airport 3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3.%20Unique%20Key%20for%20Time%20Specific%20Information%20for%20an%20Airport&amp;Field_Type=Num&amp;Lookup_Table=L_AIRPORT_SEQ_ID&amp;Table_ID=236&amp;SYS_Table_Name=T_ONTIME_REPORTING&amp;Sys_Field_Name=DIV3_AIRPORT_SEQ_ID" xlink:type="simple">Div3AirportSeqID</text:a></text:p>
          </table:table-cell>
          <table:table-cell table:style-name="ce32" office:value-type="string" calcext:value-type="string">
            <text:p>Airport Sequence ID of Diverted Airport 3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WheelsOn</text:p>
          </table:table-cell>
          <table:table-cell table:style-name="ce32" office:value-type="string" calcext:value-type="string">
            <text:p>Wheels On Time (local time: hhmm)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TotalGTime</text:p>
          </table:table-cell>
          <table:table-cell table:style-name="ce32" office:value-type="string" calcext:value-type="string">
            <text:p>Total Ground Time Away from Gate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LongestGTime</text:p>
          </table:table-cell>
          <table:table-cell table:style-name="ce32" office:value-type="string" calcext:value-type="string">
            <text:p>Longest Ground Time Away from Gate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WheelsOff</text:p>
          </table:table-cell>
          <table:table-cell table:style-name="ce32" office:value-type="string" calcext:value-type="string">
            <text:p>Wheels Off Time (local time: hhmm)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TailNum</text:p>
          </table:table-cell>
          <table:table-cell table:style-name="ce32" office:value-type="string" calcext:value-type="string">
            <text:p>Aircraft Tail Number for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Airport</text:p>
          </table:table-cell>
          <table:table-cell table:style-name="ce32" office:value-type="string" calcext:value-type="string">
            <text:p>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4.%20Airport%20ID%20is%20a%20Unique%20Key%20for%20an%20Airport&amp;Field_Type=Num&amp;Lookup_Table=L_AIRPORT_ID&amp;Table_ID=236&amp;SYS_Table_Name=T_ONTIME_REPORTING&amp;Sys_Field_Name=DIV4_AIRPORT_ID" xlink:type="simple">Div4AirportID</text:a></text:p>
          </table:table-cell>
          <table:table-cell table:style-name="ce32" office:value-type="string" calcext:value-type="string">
            <text:p>Airport ID of Diverted Airport 4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4.%20Unique%20Key%20for%20Time%20Specific%20Information%20for%20an%20Airport&amp;Field_Type=Num&amp;Lookup_Table=L_AIRPORT_SEQ_ID&amp;Table_ID=236&amp;SYS_Table_Name=T_ONTIME_REPORTING&amp;Sys_Field_Name=DIV4_AIRPORT_SEQ_ID" xlink:type="simple">Div4AirportSeqID</text:a></text:p>
          </table:table-cell>
          <table:table-cell table:style-name="ce32" office:value-type="string" calcext:value-type="string">
            <text:p>Airport Sequence ID of Diverted Airport 4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WheelsOn</text:p>
          </table:table-cell>
          <table:table-cell table:style-name="ce32" office:value-type="string" calcext:value-type="string">
            <text:p>Wheels On Time (local time: hhmm) at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TotalGTime</text:p>
          </table:table-cell>
          <table:table-cell table:style-name="ce32" office:value-type="string" calcext:value-type="string">
            <text:p>Total Ground Time Away from Gate at Diverted Airport Code4</text:p>
          </table:table-cell>
          <table:table-cell table:number-columns-repeated="1021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Lookup_Table=L_AIRPORT_ID&amp;Table_ID=236&amp;SYS_Table_Name=T_ONTIME_REPORTING&amp;Sys_Field_Name=ORIGIN_AIRPORT_ID" xlink:type="simple">OriginAirportID</text:a></text:p>
          </table:table-cell>
          <table:table-cell table:style-name="ce32" office:value-type="string" calcext:value-type="string">
            <text:p>Origi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office:value-type="string" calcext:value-type="string">
            <text:p><text:a xlink:href="https://www.transtats.bts.gov/Oneway.asp?Field_Desc=Origi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Sel_Cat=ORIGIN_AIRPORT_ID&amp;Lookup_Table=L_AIRPOR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Airport%20Sequence%20ID.%20An%20identification%20number%20assigned%20by%20US%20DOT%20to%20identify%20a%20unique%20airport%20at%20a%20given%20point%20of%20time.%20%20Airport%20attributes%2C%20such%20as%20airport%20name%20or%20coordinates%2C%20may%20change%20over%20time.&amp;Field_Type=Num&amp;Lookup_Table=L_AIRPORT_SEQ_ID&amp;Table_ID=236&amp;SYS_Table_Name=T_ONTIME_REPORTING&amp;Sys_Field_Name=ORIGIN_AIRPORT_SEQ_ID" xlink:type="simple">OriginAirportSeqID</text:a></text:p>
          </table:table-cell>
          <table:table-cell table:style-name="ce32" office:value-type="string" calcext:value-type="string">
            <text:p>Origin Airport, Airport Sequence ID. An identification number assigned by US DOT to identify a unique airport at a given point of time. Airport attributes, such as airport name or coordinates, may change over time.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City%20Market%20ID.%20City%20Market%20ID%20is%20an%20identification%20number%20assigned%20by%20US%20DOT%20to%20identify%20a%20city%20market.%20%20Use%20this%20field%20to%20consolidate%20airports%20serving%20the%20same%20city%20market.&amp;Field_Type=Num&amp;Lookup_Table=L_CITY_MARKET_ID&amp;Table_ID=236&amp;SYS_Table_Name=T_ONTIME_REPORTING&amp;Sys_Field_Name=ORIGIN_CITY_MARKET_ID" xlink:type="simple">OriginCityMarketID</text:a></text:p>
          </table:table-cell>
          <table:table-cell table:style-name="ce32" office:value-type="string" calcext:value-type="string">
            <text:p>Origin Airport, City Market ID. City Market ID is an identification number assigned by US DOT to identify a city market. Use this field to consolidate airports serving the same city market.</text:p>
          </table:table-cell>
          <table:table-cell office:value-type="string" calcext:value-type="string">
            <text:p><text:a xlink:href="https://www.transtats.bts.gov/Oneway.asp?Field_Desc=Origin%20Airport%2C%20City%20Market%20ID.%20City%20Market%20ID%20is%20an%20identification%20number%20assigned%20by%20US%20DOT%20to%20identify%20a%20city%20market.%20%20Use%20this%20field%20to%20consolidate%20airports%20serving%20the%20same%20city%20market.&amp;Field_Type=Num&amp;Sel_Cat=ORIGIN_CITY_MARKET_ID&amp;Lookup_Table=L_CITY_MARKE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&amp;Field_Type=Char&amp;Lookup_Table=L_AIRPORT&amp;Table_ID=236&amp;SYS_Table_Name=T_ONTIME_REPORTING&amp;Sys_Field_Name=ORIGIN" xlink:type="simple">Origin</text:a></text:p>
          </table:table-cell>
          <table:table-cell table:style-name="ce32" office:value-type="string" calcext:value-type="string">
            <text:p>Origin Airport</text:p>
          </table:table-cell>
          <table:table-cell office:value-type="string" calcext:value-type="string">
            <text:p><text:a xlink:href="https://www.transtats.bts.gov/Oneway.asp?Field_Desc=Origin%20Airport&amp;Field_Type=Char&amp;Sel_Cat=ORIGIN&amp;Lookup_Table=L_AIRPORT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OriginCityName</text:p>
          </table:table-cell>
          <table:table-cell table:style-name="ce32" office:value-type="string" calcext:value-type="string">
            <text:p>Origin Airport, City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State%20Code&amp;Field_Type=Char&amp;Lookup_Table=L_STATE_ABR_AVIATION&amp;Table_ID=236&amp;SYS_Table_Name=T_ONTIME_REPORTING&amp;Sys_Field_Name=ORIGIN_STATE_ABR" xlink:type="simple">OriginState</text:a></text:p>
          </table:table-cell>
          <table:table-cell table:style-name="ce32" office:value-type="string" calcext:value-type="string">
            <text:p>Origin Airport, State Code</text:p>
          </table:table-cell>
          <table:table-cell office:value-type="string" calcext:value-type="string">
            <text:p><text:a xlink:href="https://www.transtats.bts.gov/Oneway.asp?Field_Desc=Origin%20Airport%2C%20State%20Code&amp;Field_Type=Char&amp;Sel_Cat=ORIGIN_STATE_ABR&amp;Lookup_Table=L_STATE_ABR_AVIATION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State%20Fips&amp;Field_Type=Char&amp;Lookup_Table=L_STATE_FIPS&amp;Table_ID=236&amp;SYS_Table_Name=T_ONTIME_REPORTING&amp;Sys_Field_Name=ORIGIN_STATE_FIPS" xlink:type="simple">OriginStateFips</text:a></text:p>
          </table:table-cell>
          <table:table-cell table:style-name="ce32" office:value-type="string" calcext:value-type="string">
            <text:p>Origin Airport, State Fips</text:p>
          </table:table-cell>
          <table:table-cell office:value-type="string" calcext:value-type="string">
            <text:p><text:a xlink:href="https://www.transtats.bts.gov/Oneway.asp?Field_Desc=Origin%20Airport%2C%20State%20Fips&amp;Field_Type=Char&amp;Sel_Cat=ORIGIN_STATE_FIPS&amp;Lookup_Table=L_STATE_FIPS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OriginStateName</text:p>
          </table:table-cell>
          <table:table-cell table:style-name="ce32" office:value-type="string" calcext:value-type="string">
            <text:p>Origin Airport, State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Origin%20Airport%2C%20World%20Area%20Code&amp;Field_Type=Num&amp;Lookup_Table=L_WORLD_AREA_CODES&amp;Table_ID=236&amp;SYS_Table_Name=T_ONTIME_REPORTING&amp;Sys_Field_Name=ORIGIN_WAC" xlink:type="simple">OriginWac</text:a></text:p>
          </table:table-cell>
          <table:table-cell table:style-name="ce32" office:value-type="string" calcext:value-type="string">
            <text:p>Origin Airport, World Area Code</text:p>
          </table:table-cell>
          <table:table-cell office:value-type="string" calcext:value-type="string">
            <text:p><text:a xlink:href="https://www.transtats.bts.gov/Oneway.asp?Field_Desc=Origin%20Airport%2C%20World%20Area%20Code&amp;Field_Type=Num&amp;Sel_Cat=ORIGIN_WAC&amp;Lookup_Table=L_WORLD_AREA_CODES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 table:number-columns-spanned="3" table:number-rows-spanned="1">
            <text:p>Destination</text:p>
          </table:table-cell>
          <table:covered-table-cell table:number-columns-repeated="2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<text:a xlink:href="https://www.transtats.bts.gov/FieldInfo.asp?Field_Desc=Destinatio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Lookup_Table=L_AIRPORT_ID&amp;Table_ID=236&amp;SYS_Table_Name=T_ONTIME_REPORTING&amp;Sys_Field_Name=DEST_AIRPORT_ID" xlink:type="simple">DestAirportID</text:a></text:p>
          </table:table-cell>
          <table:table-cell table:style-name="ce32" office:value-type="string" calcext:value-type="string">
            <text:p>Destination Airport, Airport ID. An identification number assigned by US DOT to identify a unique airport. Use this field for airport analysis across a range of years because an airport can change its airport code and airport codes can be reused.</text:p>
          </table:table-cell>
          <table:table-cell office:value-type="string" calcext:value-type="string">
            <text:p><text:a xlink:href="https://www.transtats.bts.gov/Oneway.asp?Field_Desc=Destination%20Airport%2C%20Airport%20ID.%20An%20identification%20number%20assigned%20by%20US%20DOT%20to%20identify%20a%20unique%20airport.%20%20Use%20this%20field%20for%20airport%20analysis%20across%20a%20range%20of%20years%20because%20an%20airport%20can%20change%20its%20airport%20code%20and%20airport%20codes%20can%20be%20reused.&amp;Field_Type=Num&amp;Sel_Cat=DEST_AIRPORT_ID&amp;Lookup_Table=L_AIRPOR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<text:a xlink:href="https://www.transtats.bts.gov/FieldInfo.asp?Field_Desc=Destination%20Airport%2C%20Airport%20Sequence%20ID.%20An%20identification%20number%20assigned%20by%20US%20DOT%20to%20identify%20a%20unique%20airport%20at%20a%20given%20point%20of%20time.%20%20Airport%20attributes%2C%20such%20as%20airport%20name%20or%20coordinates%2C%20may%20change%20over%20time.&amp;Field_Type=Num&amp;Lookup_Table=L_AIRPORT_SEQ_ID&amp;Table_ID=236&amp;SYS_Table_Name=T_ONTIME_REPORTING&amp;Sys_Field_Name=DEST_AIRPORT_SEQ_ID" xlink:type="simple">DestAirportSeqID</text:a></text:p>
          </table:table-cell>
          <table:table-cell table:style-name="ce32" office:value-type="string" calcext:value-type="string">
            <text:p>Destination Airport, Airport Sequence ID. An identification number assigned by US DOT to identify a unique airport at a given point of time. Airport attributes, such as airport name or coordinates, may change over time.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5">
          <table:table-cell/>
          <table:table-cell table:style-name="ce32" office:value-type="string" calcext:value-type="string">
            <text:p><text:a xlink:href="https://www.transtats.bts.gov/FieldInfo.asp?Field_Desc=Destination%20Airport%2C%20City%20Market%20ID.%20City%20Market%20ID%20is%20an%20identification%20number%20assigned%20by%20US%20DOT%20to%20identify%20a%20city%20market.%20%20Use%20this%20field%20to%20consolidate%20airports%20serving%20the%20same%20city%20market.&amp;Field_Type=Num&amp;Lookup_Table=L_CITY_MARKET_ID&amp;Table_ID=236&amp;SYS_Table_Name=T_ONTIME_REPORTING&amp;Sys_Field_Name=DEST_CITY_MARKET_ID" xlink:type="simple">DestCityMarketID</text:a></text:p>
          </table:table-cell>
          <table:table-cell table:style-name="ce32" office:value-type="string" calcext:value-type="string">
            <text:p>Destination Airport, City Market ID. City Market ID is an identification number assigned by US DOT to identify a city market. Use this field to consolidate airports serving the same city market.</text:p>
          </table:table-cell>
          <table:table-cell office:value-type="string" calcext:value-type="string">
            <text:p><text:a xlink:href="https://www.transtats.bts.gov/Oneway.asp?Field_Desc=Destination%20Airport%2C%20City%20Market%20ID.%20City%20Market%20ID%20is%20an%20identification%20number%20assigned%20by%20US%20DOT%20to%20identify%20a%20city%20market.%20%20Use%20this%20field%20to%20consolidate%20airports%20serving%20the%20same%20city%20market.&amp;Field_Type=Num&amp;Sel_Cat=DEST_CITY_MARKET_ID&amp;Lookup_Table=L_CITY_MARKET_ID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&amp;Field_Type=Char&amp;Lookup_Table=L_AIRPORT&amp;Table_ID=236&amp;SYS_Table_Name=T_ONTIME_REPORTING&amp;Sys_Field_Name=DEST" xlink:type="simple">Dest</text:a></text:p>
          </table:table-cell>
          <table:table-cell table:style-name="ce32" office:value-type="string" calcext:value-type="string">
            <text:p>Destination Airport</text:p>
          </table:table-cell>
          <table:table-cell office:value-type="string" calcext:value-type="string">
            <text:p><text:a xlink:href="https://www.transtats.bts.gov/Oneway.asp?Field_Desc=Destination%20Airport&amp;Field_Type=Char&amp;Sel_Cat=DEST&amp;Lookup_Table=L_AIRPORT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DestCityName</text:p>
          </table:table-cell>
          <table:table-cell table:style-name="ce32" office:value-type="string" calcext:value-type="string">
            <text:p>Destination Airport, City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State%20Code&amp;Field_Type=Char&amp;Lookup_Table=L_STATE_ABR_AVIATION&amp;Table_ID=236&amp;SYS_Table_Name=T_ONTIME_REPORTING&amp;Sys_Field_Name=DEST_STATE_ABR" xlink:type="simple">DestState</text:a></text:p>
          </table:table-cell>
          <table:table-cell table:style-name="ce32" office:value-type="string" calcext:value-type="string">
            <text:p>Destination Airport, State Code</text:p>
          </table:table-cell>
          <table:table-cell office:value-type="string" calcext:value-type="string">
            <text:p><text:a xlink:href="https://www.transtats.bts.gov/Oneway.asp?Field_Desc=Destination%20Airport%2C%20State%20Code&amp;Field_Type=Char&amp;Sel_Cat=DEST_STATE_ABR&amp;Lookup_Table=L_STATE_ABR_AVIATION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State%20Fips&amp;Field_Type=Char&amp;Lookup_Table=L_STATE_FIPS&amp;Table_ID=236&amp;SYS_Table_Name=T_ONTIME_REPORTING&amp;Sys_Field_Name=DEST_STATE_FIPS" xlink:type="simple">DestStateFips</text:a></text:p>
          </table:table-cell>
          <table:table-cell table:style-name="ce32" office:value-type="string" calcext:value-type="string">
            <text:p>Destination Airport, State Fips</text:p>
          </table:table-cell>
          <table:table-cell office:value-type="string" calcext:value-type="string">
            <text:p><text:a xlink:href="https://www.transtats.bts.gov/Oneway.asp?Field_Desc=Destination%20Airport%2C%20State%20Fips&amp;Field_Type=Char&amp;Sel_Cat=DEST_STATE_FIPS&amp;Lookup_Table=L_STATE_FIP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DestStateName</text:p>
          </table:table-cell>
          <table:table-cell table:style-name="ce32" office:value-type="string" calcext:value-type="string">
            <text:p>Destination Airport, State Nam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estination%20Airport%2C%20World%20Area%20Code&amp;Field_Type=Num&amp;Lookup_Table=L_WORLD_AREA_CODES&amp;Table_ID=236&amp;SYS_Table_Name=T_ONTIME_REPORTING&amp;Sys_Field_Name=DEST_WAC" xlink:type="simple">DestWac</text:a></text:p>
          </table:table-cell>
          <table:table-cell table:style-name="ce32" office:value-type="string" calcext:value-type="string">
            <text:p>Destination Airport, World Area Code</text:p>
          </table:table-cell>
          <table:table-cell office:value-type="string" calcext:value-type="string">
            <text:p><text:a xlink:href="https://www.transtats.bts.gov/Oneway.asp?Field_Desc=Destination%20Airport%2C%20World%20Area%20Code&amp;Field_Type=Num&amp;Sel_Cat=DEST_WAC&amp;Lookup_Table=L_WORLD_AREA_CODES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Departure Performance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DepTime</text:p>
          </table:table-cell>
          <table:table-cell table:style-name="ce32" office:value-type="string" calcext:value-type="string">
            <text:p>CRS Departure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epTime</text:p>
          </table:table-cell>
          <table:table-cell table:style-name="ce32" office:value-type="string" calcext:value-type="string">
            <text:p>Actual Departure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DepDelay</text:p>
          </table:table-cell>
          <table:table-cell table:style-name="ce32" office:value-type="string" calcext:value-type="string">
            <text:p>Difference in minutes between scheduled and actual departure time. Early departures show negative number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departure%20time.%20Early%20departures%20show%20negative%20numbers.&amp;Field_Type=Num&amp;Sel_Cat=None&amp;Lookup_Table=&amp;Sel_Var=DEP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DepDelayMinutes</text:p>
          </table:table-cell>
          <table:table-cell table:style-name="ce32" office:value-type="string" calcext:value-type="string">
            <text:p>Difference in minutes between scheduled and actual departure time. Early departures set to 0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departure%20time.%20Early%20departures%20set%20to%200.&amp;Field_Type=Num&amp;Sel_Cat=None&amp;Lookup_Table=&amp;Sel_Var=DEP_DELAY_NEW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eparture%20Delay%20Indicator%2C%2015%20Minutes%20or%20More%20%281%3DYes%29&amp;Field_Type=Num&amp;Lookup_Table=L_YESNO_RESP&amp;Table_ID=236&amp;SYS_Table_Name=T_ONTIME_REPORTING&amp;Sys_Field_Name=DEP_DEL15" xlink:type="simple">DepDel15</text:a></text:p>
          </table:table-cell>
          <table:table-cell table:style-name="ce32" office:value-type="string" calcext:value-type="string">
            <text:p>Departure Delay Indicator, 15 Minutes or More (1=Yes)</text:p>
          </table:table-cell>
          <table:table-cell office:value-type="string" calcext:value-type="string">
            <text:p><text:a xlink:href="https://www.transtats.bts.gov/Oneway.asp?Field_Desc=Departure%20Delay%20Indicator%2C%2015%20Minutes%20or%20More%20%281%3DYes%29&amp;Field_Type=Num&amp;Sel_Cat=None&amp;Lookup_Table=L_YESNO_RESP&amp;Sel_Var=DEP_DEL15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eparture%20Delay%20intervals%2C%20every%20%2815%20minutes%20from%20%3C-15%20to%20%3E180%29&amp;Field_Type=Num&amp;Lookup_Table=L_ONTIME_DELAY_GROUPS&amp;Table_ID=236&amp;SYS_Table_Name=T_ONTIME_REPORTING&amp;Sys_Field_Name=DEP_DELAY_GROUP" xlink:type="simple">DepartureDelayGroups</text:a></text:p>
          </table:table-cell>
          <table:table-cell table:style-name="ce32" office:value-type="string" calcext:value-type="string">
            <text:p>Departure Delay intervals, every (15 minutes from &lt;-15 to &gt;180)</text:p>
          </table:table-cell>
          <table:table-cell office:value-type="string" calcext:value-type="string">
            <text:p><text:a xlink:href="https://www.transtats.bts.gov/Oneway.asp?Field_Desc=Departure%20Delay%20intervals%2C%20every%20%2815%20minutes%20from%20%3C-15%20to%20%3E180%29&amp;Field_Type=Num&amp;Sel_Cat=DEP_DELAY_GROUP&amp;Lookup_Table=L_ONTIME_DELAY_GROUP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RS%20Departure%20Time%20Block%2C%20Hourly%20Intervals&amp;Field_Type=Char&amp;Lookup_Table=L_DEPARRBLK&amp;Table_ID=236&amp;SYS_Table_Name=T_ONTIME_REPORTING&amp;Sys_Field_Name=DEP_TIME_BLK" xlink:type="simple">DepTimeBlk</text:a></text:p>
          </table:table-cell>
          <table:table-cell table:style-name="ce32" office:value-type="string" calcext:value-type="string">
            <text:p>CRS Departure Time Block, Hourly Intervals</text:p>
          </table:table-cell>
          <table:table-cell office:value-type="string" calcext:value-type="string">
            <text:p><text:a xlink:href="https://www.transtats.bts.gov/Oneway.asp?Field_Desc=CRS%20Departure%20Time%20Block%2C%20Hourly%20Intervals&amp;Field_Type=Char&amp;Sel_Cat=DEP_TIME_BLK&amp;Lookup_Table=L_DEPARRBLK&amp;Sel_Var=PCT_ONTIME_DEP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TaxiOut</text:p>
          </table:table-cell>
          <table:table-cell table:style-name="ce32" office:value-type="string" calcext:value-type="string">
            <text:p>Taxi Out Time, in Minutes</text:p>
          </table:table-cell>
          <table:table-cell office:value-type="string" calcext:value-type="string">
            <text:p><text:a xlink:href="https://www.transtats.bts.gov/Oneway.asp?Field_Desc=Taxi%20Out%20Time%2C%20in%20Minutes&amp;Field_Type=Num&amp;Sel_Cat=None&amp;Lookup_Table=&amp;Sel_Var=TAXI_OUT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heelsOff</text:p>
          </table:table-cell>
          <table:table-cell table:style-name="ce32" office:value-type="string" calcext:value-type="string">
            <text:p>Wheels Off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Arrival Performance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heelsOn</text:p>
          </table:table-cell>
          <table:table-cell table:style-name="ce32" office:value-type="string" calcext:value-type="string">
            <text:p>Wheels On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TaxiIn</text:p>
          </table:table-cell>
          <table:table-cell table:style-name="ce32" office:value-type="string" calcext:value-type="string">
            <text:p>Taxi In Time, in Minutes</text:p>
          </table:table-cell>
          <table:table-cell office:value-type="string" calcext:value-type="string">
            <text:p><text:a xlink:href="https://www.transtats.bts.gov/Oneway.asp?Field_Desc=Taxi%20In%20Time%2C%20in%20Minutes&amp;Field_Type=Num&amp;Sel_Cat=None&amp;Lookup_Table=&amp;Sel_Var=TAXI_IN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ArrTime</text:p>
          </table:table-cell>
          <table:table-cell table:style-name="ce32" office:value-type="string" calcext:value-type="string">
            <text:p>CRS Arrival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rrTime</text:p>
          </table:table-cell>
          <table:table-cell table:style-name="ce32" office:value-type="string" calcext:value-type="string">
            <text:p>Actual Arrival Time (local time: hhmm)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ArrDelay</text:p>
          </table:table-cell>
          <table:table-cell table:style-name="ce32" office:value-type="string" calcext:value-type="string">
            <text:p>Difference in minutes between scheduled and actual arrival time. Early arrivals show negative number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.%20Early%20arrivals%20show%20negative%20numbers.&amp;Field_Type=Num&amp;Sel_Cat=None&amp;Lookup_Table=&amp;Sel_Var=AR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ArrDelayMinutes</text:p>
          </table:table-cell>
          <table:table-cell table:style-name="ce32" office:value-type="string" calcext:value-type="string">
            <text:p>Difference in minutes between scheduled and actual arrival time. Early arrivals set to 0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.%20Early%20arrivals%20set%20to%200.&amp;Field_Type=Num&amp;Sel_Cat=None&amp;Lookup_Table=&amp;Sel_Var=ARR_DELAY_NEW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Arrival%20Delay%20Indicator%2C%2015%20Minutes%20or%20More%20%281%3DYes%29&amp;Field_Type=Num&amp;Lookup_Table=L_YESNO_RESP&amp;Table_ID=236&amp;SYS_Table_Name=T_ONTIME_REPORTING&amp;Sys_Field_Name=ARR_DEL15" xlink:type="simple">ArrDel15</text:a></text:p>
          </table:table-cell>
          <table:table-cell table:style-name="ce32" office:value-type="string" calcext:value-type="string">
            <text:p>Arrival Delay Indicator, 15 Minutes or More (1=Yes)</text:p>
          </table:table-cell>
          <table:table-cell office:value-type="string" calcext:value-type="string">
            <text:p><text:a xlink:href="https://www.transtats.bts.gov/Oneway.asp?Field_Desc=Arrival%20Delay%20Indicator%2C%2015%20Minutes%20or%20More%20%281%3DYes%29&amp;Field_Type=Num&amp;Sel_Cat=None&amp;Lookup_Table=L_YESNO_RESP&amp;Sel_Var=ARR_DEL15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Arrival%20Delay%20intervals%2C%20every%20%2815-minutes%20from%20%3C-15%20to%20%3E180%29&amp;Field_Type=Num&amp;Lookup_Table=L_ONTIME_DELAY_GROUPS&amp;Table_ID=236&amp;SYS_Table_Name=T_ONTIME_REPORTING&amp;Sys_Field_Name=ARR_DELAY_GROUP" xlink:type="simple">ArrivalDelayGroups</text:a></text:p>
          </table:table-cell>
          <table:table-cell table:style-name="ce32" office:value-type="string" calcext:value-type="string">
            <text:p>Arrival Delay intervals, every (15-minutes from &lt;-15 to &gt;180)</text:p>
          </table:table-cell>
          <table:table-cell office:value-type="string" calcext:value-type="string">
            <text:p><text:a xlink:href="https://www.transtats.bts.gov/Oneway.asp?Field_Desc=Arrival%20Delay%20intervals%2C%20every%20%2815-minutes%20from%20%3C-15%20to%20%3E180%29&amp;Field_Type=Num&amp;Sel_Cat=ARR_DELAY_GROUP&amp;Lookup_Table=L_ONTIME_DELAY_GROUP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RS%20Arrival%20Time%20Block%2C%20Hourly%20Intervals&amp;Field_Type=Char&amp;Lookup_Table=L_DEPARRBLK&amp;Table_ID=236&amp;SYS_Table_Name=T_ONTIME_REPORTING&amp;Sys_Field_Name=ARR_TIME_BLK" xlink:type="simple">ArrTimeBlk</text:a></text:p>
          </table:table-cell>
          <table:table-cell table:style-name="ce32" office:value-type="string" calcext:value-type="string">
            <text:p>CRS Arrival Time Block, Hourly Intervals</text:p>
          </table:table-cell>
          <table:table-cell office:value-type="string" calcext:value-type="string">
            <text:p><text:a xlink:href="https://www.transtats.bts.gov/Oneway.asp?Field_Desc=CRS%20Arrival%20Time%20Block%2C%20Hourly%20Intervals&amp;Field_Type=Char&amp;Sel_Cat=ARR_TIME_BLK&amp;Lookup_Table=L_DEPARRBLK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Cancellations and Diversions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Cancelled%20Flight%20Indicator%20%281%3DYes%29&amp;Field_Type=Num&amp;Lookup_Table=L_YESNO_RESP&amp;Table_ID=236&amp;SYS_Table_Name=T_ONTIME_REPORTING&amp;Sys_Field_Name=CANCELLED" xlink:type="simple">Cancelled</text:a></text:p>
          </table:table-cell>
          <table:table-cell table:style-name="ce32" office:value-type="string" calcext:value-type="string">
            <text:p>Cancelled Flight Indicator (1=Yes)</text:p>
          </table:table-cell>
          <table:table-cell office:value-type="string" calcext:value-type="string">
            <text:p><text:a xlink:href="https://www.transtats.bts.gov/Oneway.asp?Field_Desc=Cancelled%20Flight%20Indicator%20%281%3DYes%29&amp;Field_Type=Num&amp;Sel_Cat=None&amp;Lookup_Table=L_YESNO_RESP&amp;Sel_Var=CANCELLED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Specifies%20The%20Reason%20For%20Cancellation&amp;Field_Type=Char&amp;Lookup_Table=L_CANCELLATION&amp;Table_ID=236&amp;SYS_Table_Name=T_ONTIME_REPORTING&amp;Sys_Field_Name=CANCELLATION_CODE" xlink:type="simple">CancellationCode</text:a></text:p>
          </table:table-cell>
          <table:table-cell table:style-name="ce32" office:value-type="string" calcext:value-type="string">
            <text:p>Specifies The Reason For Cancellation</text:p>
          </table:table-cell>
          <table:table-cell office:value-type="string" calcext:value-type="string">
            <text:p><text:a xlink:href="https://www.transtats.bts.gov/Oneway.asp?Field_Desc=Specifies%20The%20Reason%20For%20Cancellation&amp;Field_Type=Char&amp;Sel_Cat=CANCELLATION_CODE&amp;Lookup_Table=L_CANCELLATION&amp;Sel_Var=Cancelled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iverted%20Flight%20Indicator%20%281%3DYes%29&amp;Field_Type=Num&amp;Lookup_Table=L_YESNO_RESP&amp;Table_ID=236&amp;SYS_Table_Name=T_ONTIME_REPORTING&amp;Sys_Field_Name=DIVERTED" xlink:type="simple">Diverted</text:a></text:p>
          </table:table-cell>
          <table:table-cell table:style-name="ce32" office:value-type="string" calcext:value-type="string">
            <text:p>Diverted Flight Indicator (1=Yes)</text:p>
          </table:table-cell>
          <table:table-cell office:value-type="string" calcext:value-type="string">
            <text:p><text:a xlink:href="https://www.transtats.bts.gov/Oneway.asp?Field_Desc=Diverted%20Flight%20Indicator%20%281%3DYes%29&amp;Field_Type=Num&amp;Sel_Cat=None&amp;Lookup_Table=L_YESNO_RESP&amp;Sel_Var=DIVERTED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Flight Summaries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RSElapsedTime</text:p>
          </table:table-cell>
          <table:table-cell table:style-name="ce32" office:value-type="string" calcext:value-type="string">
            <text:p>CRS Elapsed Time of Flight, in Minutes</text:p>
          </table:table-cell>
          <table:table-cell office:value-type="string" calcext:value-type="string">
            <text:p><text:a xlink:href="https://www.transtats.bts.gov/Oneway.asp?Field_Desc=CRS%20Elapsed%20Time%20of%20Flight%2C%20in%20Minutes&amp;Field_Type=Num&amp;Sel_Cat=None&amp;Lookup_Table=&amp;Sel_Var=CRS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ctualElapsedTime</text:p>
          </table:table-cell>
          <table:table-cell table:style-name="ce32" office:value-type="string" calcext:value-type="string">
            <text:p>Elapsed Time of Flight, in Minutes</text:p>
          </table:table-cell>
          <table:table-cell office:value-type="string" calcext:value-type="string">
            <text:p><text:a xlink:href="https://www.transtats.bts.gov/Oneway.asp?Field_Desc=Elapsed%20Time%20of%20Flight%2C%20in%20Minutes&amp;Field_Type=Num&amp;Sel_Cat=None&amp;Lookup_Table=&amp;Sel_Var=ACTUAL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AirTime</text:p>
          </table:table-cell>
          <table:table-cell table:style-name="ce32" office:value-type="string" calcext:value-type="string">
            <text:p>Flight Time, in Minutes</text:p>
          </table:table-cell>
          <table:table-cell office:value-type="string" calcext:value-type="string">
            <text:p><text:a xlink:href="https://www.transtats.bts.gov/Oneway.asp?Field_Desc=Flight%20Time%2C%20in%20Minutes&amp;Field_Type=Num&amp;Sel_Cat=None&amp;Lookup_Table=&amp;Sel_Var=AIR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Flights</text:p>
          </table:table-cell>
          <table:table-cell table:style-name="ce32" office:value-type="string" calcext:value-type="string">
            <text:p>Number of Flights</text:p>
          </table:table-cell>
          <table:table-cell office:value-type="string" calcext:value-type="string">
            <text:p><text:a xlink:href="https://www.transtats.bts.gov/Oneway.asp?Field_Desc=Number%20of%20Flights&amp;Field_Type=Num&amp;Sel_Cat=None&amp;Lookup_Table=&amp;Sel_Var=FLIGHTS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Distance.asp?table_id=236" xlink:type="simple">Distance</text:a></text:p>
          </table:table-cell>
          <table:table-cell table:style-name="ce32" office:value-type="string" calcext:value-type="string">
            <text:p>Distance between airports (miles)</text:p>
          </table:table-cell>
          <table:table-cell office:value-type="string" calcext:value-type="string">
            <text:p><text:a xlink:href="https://www.transtats.bts.gov/Oneway.asp?Field_Desc=Distance%20between%20airports%20%28miles%29&amp;Field_Type=Num&amp;Sel_Cat=None&amp;Lookup_Table=&amp;Sel_Var=DISTANC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Distance%20Intervals%2C%20every%20250%20Miles%2C%20for%20Flight%20Segment&amp;Field_Type=Num&amp;Lookup_Table=L_DISTANCE_GROUP_250&amp;Table_ID=236&amp;SYS_Table_Name=T_ONTIME_REPORTING&amp;Sys_Field_Name=DISTANCE_GROUP" xlink:type="simple">DistanceGroup</text:a></text:p>
          </table:table-cell>
          <table:table-cell table:style-name="ce32" office:value-type="string" calcext:value-type="string">
            <text:p>Distance Intervals, every 250 Miles, for Flight Segment</text:p>
          </table:table-cell>
          <table:table-cell office:value-type="string" calcext:value-type="string">
            <text:p><text:a xlink:href="https://www.transtats.bts.gov/Oneway.asp?Field_Desc=Distance%20Intervals%2C%20every%20250%20Miles%2C%20for%20Flight%20Segment&amp;Field_Type=Num&amp;Sel_Cat=DISTANCE_GROUP&amp;Lookup_Table=L_DISTANCE_GROUP_250&amp;Sel_Var=PCT_ONTIME_ARR&amp;Sel_Stat=N/A&amp;Data_Type=CA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Cause of Delay (Data starts 6/2003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CarrierDelay</text:p>
          </table:table-cell>
          <table:table-cell table:style-name="ce32" office:value-type="string" calcext:value-type="string">
            <text:p>Carrier Delay, in Minutes</text:p>
          </table:table-cell>
          <table:table-cell office:value-type="string" calcext:value-type="string">
            <text:p><text:a xlink:href="https://www.transtats.bts.gov/Oneway.asp?Field_Desc=Carrier%20Delay%2C%20in%20Minutes&amp;Field_Type=Num&amp;Sel_Cat=None&amp;Lookup_Table=&amp;Sel_Var=CARRIE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WeatherDelay</text:p>
          </table:table-cell>
          <table:table-cell table:style-name="ce32" office:value-type="string" calcext:value-type="string">
            <text:p>Weather Delay, in Minutes</text:p>
          </table:table-cell>
          <table:table-cell office:value-type="string" calcext:value-type="string">
            <text:p><text:a xlink:href="https://www.transtats.bts.gov/Oneway.asp?Field_Desc=Weather%20Delay%2C%20in%20Minutes&amp;Field_Type=Num&amp;Sel_Cat=None&amp;Lookup_Table=&amp;Sel_Var=WEATHE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NASDelay</text:p>
          </table:table-cell>
          <table:table-cell table:style-name="ce32" office:value-type="string" calcext:value-type="string">
            <text:p>National Air System Delay, in Minutes</text:p>
          </table:table-cell>
          <table:table-cell office:value-type="string" calcext:value-type="string">
            <text:p><text:a xlink:href="https://www.transtats.bts.gov/Oneway.asp?Field_Desc=National%20Air%20System%20Delay%2C%20in%20Minutes&amp;Field_Type=Num&amp;Sel_Cat=None&amp;Lookup_Table=&amp;Sel_Var=NAS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SecurityDelay</text:p>
          </table:table-cell>
          <table:table-cell table:style-name="ce32" office:value-type="string" calcext:value-type="string">
            <text:p>Security Delay, in Minutes</text:p>
          </table:table-cell>
          <table:table-cell office:value-type="string" calcext:value-type="string">
            <text:p><text:a xlink:href="https://www.transtats.bts.gov/Oneway.asp?Field_Desc=Security%20Delay%2C%20in%20Minutes&amp;Field_Type=Num&amp;Sel_Cat=None&amp;Lookup_Table=&amp;Sel_Var=SECURITY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LateAircraftDelay</text:p>
          </table:table-cell>
          <table:table-cell table:style-name="ce32" office:value-type="string" calcext:value-type="string">
            <text:p>Late Aircraft Delay, in Minutes</text:p>
          </table:table-cell>
          <table:table-cell office:value-type="string" calcext:value-type="string">
            <text:p><text:a xlink:href="https://www.transtats.bts.gov/Oneway.asp?Field_Desc=Late%20Aircraft%20Delay%2C%20in%20Minutes&amp;Field_Type=Num&amp;Sel_Cat=None&amp;Lookup_Table=&amp;Sel_Var=LATE_AIRCRAFT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Gate Return Information at Origin Airport (Data starts 10/2008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FirstDepTime</text:p>
          </table:table-cell>
          <table:table-cell table:style-name="ce32" office:value-type="string" calcext:value-type="string">
            <text:p>First Gate Departure Time at Origi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TotalAddGTime</text:p>
          </table:table-cell>
          <table:table-cell table:style-name="ce32" office:value-type="string" calcext:value-type="string">
            <text:p>Total Ground Time Away from Gate for Gate Return or Cancelled Flight</text:p>
          </table:table-cell>
          <table:table-cell office:value-type="string" calcext:value-type="string">
            <text:p><text:a xlink:href="https://www.transtats.bts.gov/Oneway.asp?Field_Desc=Total%20Ground%20Time%20Away%20from%20Gate%20for%20Gate%20Return%20or%20Cancelled%20Flight&amp;Field_Type=Num&amp;Sel_Cat=UNIQUE_CARRIER&amp;Lookup_Table=&amp;Sel_Var=TOTAL_ADD_GTIME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LongestAddGTime</text:p>
          </table:table-cell>
          <table:table-cell table:style-name="ce32" office:value-type="string" calcext:value-type="string">
            <text:p>Longest Time Away from Gate for Gate Return or Cancelled Flight</text:p>
          </table:table-cell>
          <table:table-cell office:value-type="string" calcext:value-type="string">
            <text:p><text:a xlink:href="https://www.transtats.bts.gov/Oneway.asp?Field_Desc=Longest%20Time%20Away%20from%20Gate%20for%20Gate%20Return%20or%20Cancelled%20Flight&amp;Field_Type=Num&amp;Sel_Cat=UNIQUE_CARRIER&amp;Lookup_Table=&amp;Sel_Var=LONGEST_ADD_GTIME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 table:number-columns-spanned="3" table:number-rows-spanned="1">
            <text:p>Diverted Airport Information (Data starts 10/2008)</text:p>
          </table:table-cell>
          <table:covered-table-cell table:number-columns-repeated="2"/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<text:a xlink:href="https://www.transtats.bts.gov/FieldInfo.asp?Field_Desc=Number%20of%20Diverted%20Airport%20Landings&amp;Field_Type=Num&amp;Lookup_Table=L_DIVERSIONS&amp;Table_ID=236&amp;SYS_Table_Name=T_ONTIME_REPORTING&amp;Sys_Field_Name=DIV_AIRPORT_LANDINGS" xlink:type="simple">DivAirportLandings</text:a></text:p>
          </table:table-cell>
          <table:table-cell table:style-name="ce32" office:value-type="string" calcext:value-type="string">
            <text:p>Number of Diverted Airport Landings</text:p>
          </table:table-cell>
          <table:table-cell office:value-type="string" calcext:value-type="string">
            <text:p><text:a xlink:href="https://www.transtats.bts.gov/Oneway.asp?Field_Desc=Number%20of%20Diverted%20Airport%20Landings&amp;Field_Type=Num&amp;Sel_Cat=DIV_AIRPORT_LANDINGS&amp;Lookup_Table=L_DIVERSIONS&amp;Sel_Var=FLIGHTS&amp;Sel_Stat=Sum&amp;Data_Type=CAT&amp;Percent_Flag=0&amp;Display_Flag=0" xlink:type="simple">Analysis</text:a>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<text:a xlink:href="https://www.transtats.bts.gov/FieldInfo.asp?Field_Desc=Diverted%20Flight%20Reaching%20Scheduled%20Destination%20Indicator%20%281%3DYes%29&amp;Field_Type=Num&amp;Lookup_Table=L_YESNO_RESP&amp;Table_ID=236&amp;SYS_Table_Name=T_ONTIME_REPORTING&amp;Sys_Field_Name=DIV_REACHED_DEST" xlink:type="simple">DivReachedDest</text:a></text:p>
          </table:table-cell>
          <table:table-cell table:style-name="ce32" office:value-type="string" calcext:value-type="string">
            <text:p>Diverted Flight Reaching Scheduled Destination Indicator (1=Yes)</text:p>
          </table:table-cell>
          <table:table-cell office:value-type="string" calcext:value-type="string">
            <text:p><text:a xlink:href="https://www.transtats.bts.gov/Oneway.asp?Field_Desc=Diverted%20Flight%20Reaching%20Scheduled%20Destination%20Indicator%20%281%3DYes%29&amp;Field_Type=Num&amp;Sel_Cat=None&amp;Lookup_Table=L_YESNO_RESP&amp;Sel_Var=DIV_REACHED_DEST&amp;Sel_Stat=Sum&amp;Data_Type=RESP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ActualElapsedTime</text:p>
          </table:table-cell>
          <table:table-cell table:style-name="ce32" office:value-type="string" calcext:value-type="string">
            <text:p>Elapsed Time of Diverted Flight Reaching Scheduled Destination, in Minutes. The ActualElapsedTime column remains NULL for all diverted flights.</text:p>
          </table:table-cell>
          <table:table-cell office:value-type="string" calcext:value-type="string">
            <text:p><text:a xlink:href="https://www.transtats.bts.gov/Oneway.asp?Field_Desc=Elapsed%20Time%20of%20Diverted%20Flight%20Reaching%20Scheduled%20Destination%2C%20in%20Minutes.%20%20The%20ActualElapsedTime%20column%20remains%20NULL%20for%20all%20diverted%20flights.&amp;Field_Type=Num&amp;Sel_Cat=None&amp;Lookup_Table=&amp;Sel_Var=DIV_ACTUAL_ELAPSED_TIM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ArrDelay</text:p>
          </table:table-cell>
          <table:table-cell table:style-name="ce32" office:value-type="string" calcext:value-type="string">
            <text:p>Difference in minutes between scheduled and actual arrival time for a diverted flight reaching scheduled destination. The ArrDelay column remains NULL for all diverted flights.</text:p>
          </table:table-cell>
          <table:table-cell office:value-type="string" calcext:value-type="string">
            <text:p><text:a xlink:href="https://www.transtats.bts.gov/Oneway.asp?Field_Desc=Difference%20in%20minutes%20between%20scheduled%20and%20actual%20arrival%20time%20for%20a%20diverted%20flight%20reaching%20scheduled%20destination.%20%20The%20ArrDelay%20column%20remains%20NULL%20for%20all%20diverted%20flights.&amp;Field_Type=Num&amp;Sel_Cat=None&amp;Lookup_Table=&amp;Sel_Var=DIV_ARR_DELAY&amp;Sel_Stat=Sum&amp;Data_Type=CONT&amp;Percent_Flag=0&amp;Display_Flag=0" xlink:type="simple">Analysis</text:a></text:p>
          </table:table-cell>
          <table:table-cell table:number-columns-repeated="1020"/>
        </table:table-row>
        <table:table-row table:style-name="ro5" table:visibility="filter">
          <table:table-cell/>
          <table:table-cell table:style-name="ce32" office:value-type="string" calcext:value-type="string">
            <text:p>DivDistance</text:p>
          </table:table-cell>
          <table:table-cell table:style-name="ce32" office:value-type="string" calcext:value-type="string">
            <text:p>Distance between scheduled destination and final diverted airport (miles). Value will be 0 for diverted flight reaching scheduled destination.</text:p>
          </table:table-cell>
          <table:table-cell office:value-type="string" calcext:value-type="string">
            <text:p><text:a xlink:href="https://www.transtats.bts.gov/Oneway.asp?Field_Desc=Distance%20between%20scheduled%20destination%20and%20final%20diverted%20airport%20%28miles%29.%20%20Value%20will%20be%200%20for%20diverted%20flight%20reaching%20scheduled%20destination.&amp;Field_Type=Num&amp;Sel_Cat=None&amp;Lookup_Table=&amp;Sel_Var=DIV_DISTANCE&amp;Sel_Stat=Avg&amp;Data_Type=CONT&amp;Percent_Flag=0&amp;Display_Flag=0" xlink:type="simple">Analysis</text:a>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Airport</text:p>
          </table:table-cell>
          <table:table-cell table:style-name="ce32" office:value-type="string" calcext:value-type="string">
            <text:p>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1.%20Airport%20ID%20is%20a%20Unique%20Key%20for%20an%20Airport&amp;Field_Type=Num&amp;Lookup_Table=L_AIRPORT_ID&amp;Table_ID=236&amp;SYS_Table_Name=T_ONTIME_REPORTING&amp;Sys_Field_Name=DIV1_AIRPORT_ID" xlink:type="simple">Div1AirportID</text:a></text:p>
          </table:table-cell>
          <table:table-cell table:style-name="ce32" office:value-type="string" calcext:value-type="string">
            <text:p>Airport ID of Diverted Airport 1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1.%20Unique%20Key%20for%20Time%20Specific%20Information%20for%20an%20Airport&amp;Field_Type=Num&amp;Lookup_Table=L_AIRPORT_SEQ_ID&amp;Table_ID=236&amp;SYS_Table_Name=T_ONTIME_REPORTING&amp;Sys_Field_Name=DIV1_AIRPORT_SEQ_ID" xlink:type="simple">Div1AirportSeqID</text:a></text:p>
          </table:table-cell>
          <table:table-cell table:style-name="ce32" office:value-type="string" calcext:value-type="string">
            <text:p>Airport Sequence ID of Diverted Airport 1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WheelsOn</text:p>
          </table:table-cell>
          <table:table-cell table:style-name="ce32" office:value-type="string" calcext:value-type="string">
            <text:p>Wheels On Time (local time: hhmm)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TotalGTime</text:p>
          </table:table-cell>
          <table:table-cell table:style-name="ce32" office:value-type="string" calcext:value-type="string">
            <text:p>Total Ground Time Away from Gate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LongestGTime</text:p>
          </table:table-cell>
          <table:table-cell table:style-name="ce32" office:value-type="string" calcext:value-type="string">
            <text:p>Longest Ground Time Away from Gate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WheelsOff</text:p>
          </table:table-cell>
          <table:table-cell table:style-name="ce32" office:value-type="string" calcext:value-type="string">
            <text:p>Wheels Off Time (local time: hhmm) at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1TailNum</text:p>
          </table:table-cell>
          <table:table-cell table:style-name="ce32" office:value-type="string" calcext:value-type="string">
            <text:p>Aircraft Tail Number for Diverted Airport Code1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Airport</text:p>
          </table:table-cell>
          <table:table-cell table:style-name="ce32" office:value-type="string" calcext:value-type="string">
            <text:p>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2.%20Airport%20ID%20is%20a%20Unique%20Key%20for%20an%20Airport&amp;Field_Type=Num&amp;Lookup_Table=L_AIRPORT_ID&amp;Table_ID=236&amp;SYS_Table_Name=T_ONTIME_REPORTING&amp;Sys_Field_Name=DIV2_AIRPORT_ID" xlink:type="simple">Div2AirportID</text:a></text:p>
          </table:table-cell>
          <table:table-cell table:style-name="ce32" office:value-type="string" calcext:value-type="string">
            <text:p>Airport ID of Diverted Airport 2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2.%20Unique%20Key%20for%20Time%20Specific%20Information%20for%20an%20Airport&amp;Field_Type=Num&amp;Lookup_Table=L_AIRPORT_SEQ_ID&amp;Table_ID=236&amp;SYS_Table_Name=T_ONTIME_REPORTING&amp;Sys_Field_Name=DIV2_AIRPORT_SEQ_ID" xlink:type="simple">Div2AirportSeqID</text:a></text:p>
          </table:table-cell>
          <table:table-cell table:style-name="ce32" office:value-type="string" calcext:value-type="string">
            <text:p>Airport Sequence ID of Diverted Airport 2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WheelsOn</text:p>
          </table:table-cell>
          <table:table-cell table:style-name="ce32" office:value-type="string" calcext:value-type="string">
            <text:p>Wheels On Time (local time: hhmm)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TotalGTime</text:p>
          </table:table-cell>
          <table:table-cell table:style-name="ce32" office:value-type="string" calcext:value-type="string">
            <text:p>Total Ground Time Away from Gate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LongestGTime</text:p>
          </table:table-cell>
          <table:table-cell table:style-name="ce32" office:value-type="string" calcext:value-type="string">
            <text:p>Longest Ground Time Away from Gate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WheelsOff</text:p>
          </table:table-cell>
          <table:table-cell table:style-name="ce32" office:value-type="string" calcext:value-type="string">
            <text:p>Wheels Off Time (local time: hhmm) at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2TailNum</text:p>
          </table:table-cell>
          <table:table-cell table:style-name="ce32" office:value-type="string" calcext:value-type="string">
            <text:p>Aircraft Tail Number for Diverted Airport Code2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Airport</text:p>
          </table:table-cell>
          <table:table-cell table:style-name="ce32" office:value-type="string" calcext:value-type="string">
            <text:p>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3.%20Airport%20ID%20is%20a%20Unique%20Key%20for%20an%20Airport&amp;Field_Type=Num&amp;Lookup_Table=L_AIRPORT_ID&amp;Table_ID=236&amp;SYS_Table_Name=T_ONTIME_REPORTING&amp;Sys_Field_Name=DIV3_AIRPORT_ID" xlink:type="simple">Div3AirportID</text:a></text:p>
          </table:table-cell>
          <table:table-cell table:style-name="ce32" office:value-type="string" calcext:value-type="string">
            <text:p>Airport ID of Diverted Airport 3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3.%20Unique%20Key%20for%20Time%20Specific%20Information%20for%20an%20Airport&amp;Field_Type=Num&amp;Lookup_Table=L_AIRPORT_SEQ_ID&amp;Table_ID=236&amp;SYS_Table_Name=T_ONTIME_REPORTING&amp;Sys_Field_Name=DIV3_AIRPORT_SEQ_ID" xlink:type="simple">Div3AirportSeqID</text:a></text:p>
          </table:table-cell>
          <table:table-cell table:style-name="ce32" office:value-type="string" calcext:value-type="string">
            <text:p>Airport Sequence ID of Diverted Airport 3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WheelsOn</text:p>
          </table:table-cell>
          <table:table-cell table:style-name="ce32" office:value-type="string" calcext:value-type="string">
            <text:p>Wheels On Time (local time: hhmm)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TotalGTime</text:p>
          </table:table-cell>
          <table:table-cell table:style-name="ce32" office:value-type="string" calcext:value-type="string">
            <text:p>Total Ground Time Away from Gate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LongestGTime</text:p>
          </table:table-cell>
          <table:table-cell table:style-name="ce32" office:value-type="string" calcext:value-type="string">
            <text:p>Longest Ground Time Away from Gate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WheelsOff</text:p>
          </table:table-cell>
          <table:table-cell table:style-name="ce32" office:value-type="string" calcext:value-type="string">
            <text:p>Wheels Off Time (local time: hhmm) at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3TailNum</text:p>
          </table:table-cell>
          <table:table-cell table:style-name="ce32" office:value-type="string" calcext:value-type="string">
            <text:p>Aircraft Tail Number for Diverted Airport Code3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Airport</text:p>
          </table:table-cell>
          <table:table-cell table:style-name="ce32" office:value-type="string" calcext:value-type="string">
            <text:p>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4.%20Airport%20ID%20is%20a%20Unique%20Key%20for%20an%20Airport&amp;Field_Type=Num&amp;Lookup_Table=L_AIRPORT_ID&amp;Table_ID=236&amp;SYS_Table_Name=T_ONTIME_REPORTING&amp;Sys_Field_Name=DIV4_AIRPORT_ID" xlink:type="simple">Div4AirportID</text:a></text:p>
          </table:table-cell>
          <table:table-cell table:style-name="ce32" office:value-type="string" calcext:value-type="string">
            <text:p>Airport ID of Diverted Airport 4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4.%20Unique%20Key%20for%20Time%20Specific%20Information%20for%20an%20Airport&amp;Field_Type=Num&amp;Lookup_Table=L_AIRPORT_SEQ_ID&amp;Table_ID=236&amp;SYS_Table_Name=T_ONTIME_REPORTING&amp;Sys_Field_Name=DIV4_AIRPORT_SEQ_ID" xlink:type="simple">Div4AirportSeqID</text:a></text:p>
          </table:table-cell>
          <table:table-cell table:style-name="ce32" office:value-type="string" calcext:value-type="string">
            <text:p>Airport Sequence ID of Diverted Airport 4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WheelsOn</text:p>
          </table:table-cell>
          <table:table-cell table:style-name="ce32" office:value-type="string" calcext:value-type="string">
            <text:p>Wheels On Time (local time: hhmm) at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TotalGTime</text:p>
          </table:table-cell>
          <table:table-cell table:style-name="ce32" office:value-type="string" calcext:value-type="string">
            <text:p>Total Ground Time Away from Gate at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LongestGTime</text:p>
          </table:table-cell>
          <table:table-cell table:style-name="ce32" office:value-type="string" calcext:value-type="string">
            <text:p>Longest Ground Time Away from Gate at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WheelsOff</text:p>
          </table:table-cell>
          <table:table-cell table:style-name="ce32" office:value-type="string" calcext:value-type="string">
            <text:p>Wheels Off Time (local time: hhmm) at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4TailNum</text:p>
          </table:table-cell>
          <table:table-cell table:style-name="ce32" office:value-type="string" calcext:value-type="string">
            <text:p>Aircraft Tail Number for Diverted Airport Code4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Airport</text:p>
          </table:table-cell>
          <table:table-cell table:style-name="ce32" office:value-type="string" calcext:value-type="string">
            <text:p>Diverted Airport Code5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ID%20of%20Diverted%20Airport%205.%20Airport%20ID%20is%20a%20Unique%20Key%20for%20an%20Airport&amp;Field_Type=Num&amp;Lookup_Table=L_AIRPORT_ID&amp;Table_ID=236&amp;SYS_Table_Name=T_ONTIME_REPORTING&amp;Sys_Field_Name=DIV5_AIRPORT_ID" xlink:type="simple">Div5AirportID</text:a></text:p>
          </table:table-cell>
          <table:table-cell table:style-name="ce32" office:value-type="string" calcext:value-type="string">
            <text:p>Airport ID of Diverted Airport 5. Airport ID is a Unique Key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7" table:visibility="filter">
          <table:table-cell/>
          <table:table-cell table:style-name="ce32" office:value-type="string" calcext:value-type="string">
            <text:p><text:a xlink:href="https://www.transtats.bts.gov/FieldInfo.asp?Field_Desc=Airport%20Sequence%20ID%20of%20Diverted%20Airport%205.%20Unique%20Key%20for%20Time%20Specific%20Information%20for%20an%20Airport&amp;Field_Type=Num&amp;Lookup_Table=L_AIRPORT_SEQ_ID&amp;Table_ID=236&amp;SYS_Table_Name=T_ONTIME_REPORTING&amp;Sys_Field_Name=DIV5_AIRPORT_SEQ_ID" xlink:type="simple">Div5AirportSeqID</text:a></text:p>
          </table:table-cell>
          <table:table-cell table:style-name="ce32" office:value-type="string" calcext:value-type="string">
            <text:p>Airport Sequence ID of Diverted Airport 5. Unique Key for Time Specific Information for an Airpor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WheelsOn</text:p>
          </table:table-cell>
          <table:table-cell table:style-name="ce32" office:value-type="string" calcext:value-type="string">
            <text:p>Wheels On Time (local time: hhmm) at Diverted Airport Code5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TotalGTime</text:p>
          </table:table-cell>
          <table:table-cell table:style-name="ce32" office:value-type="string" calcext:value-type="string">
            <text:p>Total Ground Time Away from Gate at Diverted Airport Code5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LongestGTime</text:p>
          </table:table-cell>
          <table:table-cell table:style-name="ce32" office:value-type="string" calcext:value-type="string">
            <text:p>Longest Ground Time Away from Gate at Diverted Airport Code5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WheelsOff</text:p>
          </table:table-cell>
          <table:table-cell table:style-name="ce32" office:value-type="string" calcext:value-type="string">
            <text:p>Wheels Off Time (local time: hhmm) at Diverted Airport Code5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4" table:visibility="filter">
          <table:table-cell/>
          <table:table-cell table:style-name="ce32" office:value-type="string" calcext:value-type="string">
            <text:p>Div5TailNum</text:p>
          </table:table-cell>
          <table:table-cell table:style-name="ce32" office:value-type="string" calcext:value-type="string">
            <text:p>Aircraft Tail Number for Diverted Airport Code5</text:p>
          </table:table-cell>
          <table:table-cell table:number-columns-repeated="1021"/>
        </table:table-row>
        <table:table-row table:style-name="ro4" table:visibility="filter" table:number-rows-repeated="186">
          <table:table-cell table:number-columns-repeated="1024"/>
        </table:table-row>
        <table:table-row table:style-name="ro4" table:number-rows-repeated="10481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B2:Tabelle1.E228" table:display-filter-buttons="true" table:orientation="column"/>
        <table:database-range table:name="__Anonymous_Sheet_DB__1" table:target-range-address="Tabelle2.B2:Tabelle2.D401" table:display-filter-buttons="true" table:orientation="column">
          <table:filter>
            <table:filter-and>
              <table:filter-condition table:field-number="0" table:value="Dest" table:operator="=">
                <table:filter-set-item table:value="Dest"/>
                <table:filter-set-item table:value="DestAirportID"/>
                <table:filter-set-item table:value="DestAirportSeqID"/>
                <table:filter-set-item table:value="DestCityMarketID"/>
                <table:filter-set-item table:value="DestCityName"/>
                <table:filter-set-item table:value="DestState"/>
                <table:filter-set-item table:value="DestStateFips"/>
                <table:filter-set-item table:value="DestStateName"/>
                <table:filter-set-item table:value="DestWac"/>
                <table:filter-set-item table:value="Destination"/>
                <table:filter-set-item table:value="DivReachedDes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06:19:57.6128254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0:23.793618126</meta:creation-date>
    <dc:date>2020-12-01T06:05:19.701750795</dc:date>
    <meta:editing-duration>PT11M32S</meta:editing-duration>
    <meta:editing-cycles>4</meta:editing-cycles>
    <meta:generator>LibreOffice/6.0.7.3$Linux_X86_64 LibreOffice_project/00m0$Build-3</meta:generator>
    <meta:document-statistic meta:table-count="2" meta:cell-count="693" meta:object-count="0"/>
  </office:meta>
</office:document-meta>
</file>